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G2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note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note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b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b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fam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G2-fam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CG2-Title" style:family="paragraph" style:parent-style-name="CG2-Title">
      <style:paragraph-properties fo:break-before="page"/>
    </style:style>
    <style:style style:name="XCG2-Title" style:family="paragraph">
      <style:paragraph-properties fo:text-align="center" style:justify-single-word="false" style:font-name="Arial" fo:font-size="16.00pt" style:font-size-asian="16.00pt" fo:color="#000000" fo:text-indent="0.00cm" fo:margin-right="0.00cm" fo:margin-left="0.00cm" fo:margin-top="0.00cm" fo:margin-bottom="0.00cm"/>
    </style:style>
    <style:style style:name="FCG2-Title" style:family="text">
      <style:text-properties fo:text-align="center" style:justify-single-word="false" style:font-name="Arial" fo:color="#000000" fo:font-size="16.00pt" style:font-size-asian="16.00pt"/>
    </style:style>
    <style:style style:name="NLCG2-Bold" style:family="paragraph" style:parent-style-name="CG2-Bold">
      <style:paragraph-properties fo:break-before="page"/>
    </style:style>
    <style:style style:name="XCG2-Bold" style:family="paragraph">
      <style:paragraph-properties fo:text-align="start" style:font-name="Arial" fo:font-size="9.00pt" style:font-size-asian="9.00pt" fo:color="#000000" fo:font-weight="bold" fo:text-indent="0.00cm" fo:margin-right="0.00cm" fo:margin-left="0.00cm" fo:margin-top="0.00cm" fo:margin-bottom="0.00cm"/>
    </style:style>
    <style:style style:name="FCG2-Bold" style:family="text">
      <style:text-properties fo:text-align="start" style:font-name="Arial" fo:color="#000000" fo:font-weight="bold" fo:font-size="9.00pt" style:font-size-asian="9.00pt"/>
    </style:style>
    <style:style style:name="NLCG2-Normal" style:family="paragraph" style:parent-style-name="CG2-Normal">
      <style:paragraph-properties fo:break-before="page"/>
    </style:style>
    <style:style style:name="XCG2-Normal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CG2-Normal" style:family="text">
      <style:text-properties fo:text-align="start" style:font-name="Arial" fo:color="#000000" fo:font-size="9.00pt" style:font-size-asian="9.00pt"/>
    </style:style>
    <style:style style:name="NLCG2-Note" style:family="paragraph" style:parent-style-name="CG2-Note">
      <style:paragraph-properties fo:break-before="page"/>
    </style:style>
    <style:style style:name="XCG2-Note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CG2-Note" style:family="text">
      <style:text-properties fo:text-align="start" style:font-name="Arial" fo:color="#000000" fo:font-size="9.00pt" style:font-size-asian="9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alphabetical-index-mark text:string-value="Garner von Zieliński, Lewis Anderson Sr (1855-06-21 - 1911-06-28)"/><draw:rect text:anchor-type="paragraph" draw:style-name="CG2b-box_shadow" draw:z-index="0" draw:text-style-name="CG2-Bold" svg:width="6.42cm" svg:height="1.59cm" svg:x="0.23cm" svg:y="0.23cm">
</draw:rect>
<draw:rect text:anchor-type="paragraph" draw:style-name="CG2b-box" draw:text-style-name="CG2-Bold" draw:z-index="1" svg:width="6.42cm" svg:height="1.59cm" svg:x="0.04cm" svg:y="0.04cm">
<text:p text:style-name="CG2-Bold"><text:span text:style-name="FCG2-Bold">Garner von Zieliński, Lewis Anderson Sr<text:line-break/>b. 1855-06-21<text:line-break/>d. 1911-06-28</text:span></text:p>
</draw:rect>
<text:alphabetical-index-mark text:string-value="Garner, Eugene Stanley (1895-12-01 - 1984-03-01)"/><draw:rect text:anchor-type="paragraph" draw:style-name="CG2b-box_shadow" draw:z-index="0" draw:text-style-name="CG2-Bold" svg:width="6.42cm" svg:height="1.59cm" svg:x="7.97cm" svg:y="0.23cm">
</draw:rect>
<draw:rect text:anchor-type="paragraph" draw:style-name="CG2b-box" draw:text-style-name="CG2-Bold" draw:z-index="1" svg:width="6.42cm" svg:height="1.59cm" svg:x="7.78cm" svg:y="0.04cm">
<text:p text:style-name="CG2-Bold"><text:span text:style-name="FCG2-Bold">Garner, Eugene Stanley<text:line-break/>b. 1895-12-01<text:line-break/>d. 1984-03-01</text:span></text:p>
</draw:rect>
<draw:rect text:anchor-type="paragraph" draw:style-name="CG2-fam-box" draw:text-style-name="CG2-Normal" draw:z-index="1" svg:width="5.93cm" svg:height="0.63cm" svg:x="0.53cm" svg:y="2.01cm">
<text:p text:style-name="CG2-Normal"><text:span text:style-name="FCG2-Normal">m. 1875-04-01</text:span></text:p>
</draw:rect>
<draw:line text:anchor-type="paragraph" draw:z-index="3" draw:style-name="CG2-line" svg:x1="6.46cm" svg:y1="2.33cm" svg:x2="7.45cm" svg:y2="2.33cm"><text:p/>
</draw:line>
<draw:line text:anchor-type="paragraph" draw:z-index="3" draw:style-name="CG2-line" svg:x1="7.45cm" svg:y1="0.83cm" svg:x2="7.45cm" svg:y2="22.86cm"><text:p/>
</draw:line>
<draw:line text:anchor-type="paragraph" draw:z-index="3" draw:style-name="CG2-line" svg:x1="7.45cm" svg:y1="0.83cm" svg:x2="7.78cm" svg:y2="0.83cm"><text:p/>
</draw:line>
<draw:rect text:anchor-type="paragraph" draw:style-name="CG2-fam-box" draw:text-style-name="CG2-Normal" draw:z-index="1" svg:width="5.93cm" svg:height="0.63cm" svg:x="8.28cm" svg:y="2.01cm">
<text:p text:style-name="CG2-Normal"><text:span text:style-name="FCG2-Normal">m. 1921-01-03</text:span></text:p>
</draw:rect>
<draw:line text:anchor-type="paragraph" draw:z-index="3" draw:style-name="CG2-line" svg:x1="14.20cm" svg:y1="2.33cm" svg:x2="15.20cm" svg:y2="2.33cm"><text:p/>
</draw:line>
<draw:line text:anchor-type="paragraph" draw:z-index="3" draw:style-name="CG2-line" svg:x1="15.20cm" svg:y1="0.59cm" svg:x2="15.20cm" svg:y2="22.86cm"><text:p/>
</draw:line>
<draw:line text:anchor-type="paragraph" draw:z-index="3" draw:style-name="CG2-line" svg:x1="15.20cm" svg:y1="0.59cm" svg:x2="15.53cm" svg:y2="0.59cm"><text:p/>
</draw:line>
<text:alphabetical-index-mark text:string-value="Martel, Luella Jacques (1852-01-23 - 1921-04-28)"/><draw:rect text:anchor-type="paragraph" draw:style-name="CG2-box_shadow" draw:z-index="0" draw:text-style-name="CG2-Normal" svg:width="5.93cm" svg:height="1.59cm" svg:x="0.72cm" svg:y="3.23cm">
</draw:rect>
<draw:rect text:anchor-type="paragraph" draw:style-name="CG2-box" draw:text-style-name="CG2-Normal" draw:z-index="1" svg:width="5.93cm" svg:height="1.59cm" svg:x="0.53cm" svg:y="3.04cm">
<text:p text:style-name="CG2-Normal"><text:span text:style-name="FCG2-Normal">Martel, Luella Jacques<text:line-break/>b. 1852-01-23<text:line-break/>d. 1921-04-28</text:span></text:p>
</draw:rect>
<text:alphabetical-index-mark text:string-value="Reed, Frances Lucille (Babe) (1902-07-08 - 1988-08-09)"/><draw:rect text:anchor-type="paragraph" draw:style-name="CG2-box_shadow" draw:z-index="0" draw:text-style-name="CG2-Normal" svg:width="5.93cm" svg:height="1.59cm" svg:x="8.47cm" svg:y="3.23cm">
</draw:rect>
<draw:rect text:anchor-type="paragraph" draw:style-name="CG2-box" draw:text-style-name="CG2-Normal" draw:z-index="1" svg:width="5.93cm" svg:height="1.59cm" svg:x="8.28cm" svg:y="3.04cm">
<text:p text:style-name="CG2-Normal"><text:span text:style-name="FCG2-Normal">Reed, Frances Lucille (Babe)<text:line-break/>b. 1902-07-08<text:line-break/>d. 1988-08-09</text:span></text:p>
</draw:rect>
</text:p>
      <text:p text:style-name="docgen_page_break">
<text:alphabetical-index-mark text:string-value="Garner, Howard Lane (1928-07-09 -  )"/><draw:rect text:anchor-type="paragraph" draw:style-name="CG2b-box_shadow" draw:z-index="0" draw:text-style-name="CG2-Bold" svg:width="6.42cm" svg:height="1.11cm" svg:x="0.23cm" svg:y="0.23cm">
</draw:rect>
<draw:rect text:anchor-type="paragraph" draw:style-name="CG2b-box" draw:text-style-name="CG2-Bold" draw:z-index="1" svg:width="6.42cm" svg:height="1.11cm" svg:x="0.04cm" svg:y="0.04cm">
<text:p text:style-name="CG2-Bold"><text:span text:style-name="FCG2-Bold">Garner, Howard Lane<text:line-break/>b. 1928-07-09</text:span></text:p>
</draw:rect>
<draw:line text:anchor-type="paragraph" draw:z-index="3" draw:style-name="CG2-line" svg:x1="0.00cm" svg:y1="0.59cm" svg:x2="0.04cm" svg:y2="0.59cm"><text:p/>
</draw:line>
<text:alphabetical-index-mark text:string-value="Garner, Rita Marie (1952-09-07 -  )"/><draw:rect text:anchor-type="paragraph" draw:style-name="CG2b-box_shadow" draw:z-index="0" draw:text-style-name="CG2-Bold" svg:width="6.42cm" svg:height="1.11cm" svg:x="7.97cm" svg:y="0.23cm">
</draw:rect>
<draw:rect text:anchor-type="paragraph" draw:style-name="CG2b-box" draw:text-style-name="CG2-Bold" draw:z-index="1" svg:width="6.42cm" svg:height="1.11cm" svg:x="7.78cm" svg:y="0.04cm">
<text:p text:style-name="CG2-Bold"><text:span text:style-name="FCG2-Bold">Garner, Rita Marie<text:line-break/>b. 1952-09-07</text:span></text:p>
</draw:rect>
<draw:rect text:anchor-type="paragraph" draw:style-name="CG2-fam-box" draw:text-style-name="CG2-Normal" draw:z-index="1" svg:width="5.93cm" svg:height="0.63cm" svg:x="0.53cm" svg:y="1.54cm">
<text:p text:style-name="CG2-Normal"><text:span text:style-name="FCG2-Normal">m. 1948-02-02</text:span></text:p>
</draw:rect>
<draw:line text:anchor-type="paragraph" draw:z-index="3" draw:style-name="CG2-line" svg:x1="6.46cm" svg:y1="1.85cm" svg:x2="7.45cm" svg:y2="1.85cm"><text:p/>
</draw:line>
<draw:line text:anchor-type="paragraph" draw:z-index="3" draw:style-name="CG2-line" svg:x1="7.45cm" svg:y1="0.59cm" svg:x2="7.45cm" svg:y2="22.86cm"><text:p/>
</draw:line>
<draw:line text:anchor-type="paragraph" draw:z-index="3" draw:style-name="CG2-line" svg:x1="7.45cm" svg:y1="0.59cm" svg:x2="7.78cm" svg:y2="0.59cm"><text:p/>
</draw:line>
<draw:line text:anchor-type="paragraph" draw:z-index="3" draw:style-name="CG2-line" svg:x1="7.45cm" svg:y1="9.48cm" svg:x2="7.78cm" svg:y2="9.48cm"><text:p/>
</draw:line>
<draw:line text:anchor-type="paragraph" draw:z-index="3" draw:style-name="CG2-line" svg:x1="7.45cm" svg:y1="13.71cm" svg:x2="7.78cm" svg:y2="13.71cm"><text:p/>
</draw:line>
<draw:line text:anchor-type="paragraph" draw:z-index="3" draw:style-name="CG2-line" svg:x1="7.45cm" svg:y1="20.90cm" svg:x2="7.78cm" svg:y2="20.90cm"><text:p/>
</draw:line>
<draw:rect text:anchor-type="paragraph" draw:style-name="CG2-fam-box" draw:text-style-name="CG2-Normal" draw:z-index="1" svg:width="5.93cm" svg:height="0.63cm" svg:x="8.28cm" svg:y="1.54cm">
<text:p text:style-name="CG2-Normal"><text:span text:style-name="FCG2-Normal">m. 1974-08-10</text:span></text:p>
</draw:rect>
<draw:line text:anchor-type="paragraph" draw:z-index="3" draw:style-name="CG2-line" svg:x1="14.20cm" svg:y1="1.85cm" svg:x2="15.20cm" svg:y2="1.85cm"><text:p/>
</draw:line>
<draw:line text:anchor-type="paragraph" draw:z-index="3" draw:style-name="CG2-line" svg:x1="15.20cm" svg:y1="0.59cm" svg:x2="15.20cm" svg:y2="7.39cm"><text:p/>
</draw:line>
<draw:line text:anchor-type="paragraph" draw:z-index="3" draw:style-name="CG2-line" svg:x1="15.20cm" svg:y1="0.59cm" svg:x2="15.53cm" svg:y2="0.59cm"><text:p/>
</draw:line>
<draw:line text:anchor-type="paragraph" draw:z-index="3" draw:style-name="CG2-line" svg:x1="15.20cm" svg:y1="2.29cm" svg:x2="15.53cm" svg:y2="2.29cm"><text:p/>
</draw:line>
<draw:line text:anchor-type="paragraph" draw:z-index="3" draw:style-name="CG2-line" svg:x1="15.20cm" svg:y1="3.99cm" svg:x2="15.53cm" svg:y2="3.99cm"><text:p/>
</draw:line>
<draw:line text:anchor-type="paragraph" draw:z-index="3" draw:style-name="CG2-line" svg:x1="15.20cm" svg:y1="5.69cm" svg:x2="15.53cm" svg:y2="5.69cm"><text:p/>
</draw:line>
<draw:line text:anchor-type="paragraph" draw:z-index="3" draw:style-name="CG2-line" svg:x1="15.20cm" svg:y1="7.39cm" svg:x2="15.53cm" svg:y2="7.39cm"><text:p/>
</draw:line>
<text:alphabetical-index-mark text:string-value="Marín, Mary Anne (1927-01-13 -  )"/><draw:rect text:anchor-type="paragraph" draw:style-name="CG2-box_shadow" draw:z-index="0" draw:text-style-name="CG2-Normal" svg:width="5.93cm" svg:height="1.11cm" svg:x="0.72cm" svg:y="2.76cm">
</draw:rect>
<draw:rect text:anchor-type="paragraph" draw:style-name="CG2-box" draw:text-style-name="CG2-Normal" draw:z-index="1" svg:width="5.93cm" svg:height="1.11cm" svg:x="0.53cm" svg:y="2.57cm">
<text:p text:style-name="CG2-Normal"><text:span text:style-name="FCG2-Normal">Marín, Mary Anne<text:line-break/>b. 1927-01-13</text:span></text:p>
</draw:rect>
<text:alphabetical-index-mark text:string-value="Warner, Allen Carl (1952-02-01 -  )"/><draw:rect text:anchor-type="paragraph" draw:style-name="CG2-box_shadow" draw:z-index="0" draw:text-style-name="CG2-Normal" svg:width="5.93cm" svg:height="1.11cm" svg:x="8.47cm" svg:y="2.76cm">
</draw:rect>
<draw:rect text:anchor-type="paragraph" draw:style-name="CG2-box" draw:text-style-name="CG2-Normal" draw:z-index="1" svg:width="5.93cm" svg:height="1.11cm" svg:x="8.28cm" svg:y="2.57cm">
<text:p text:style-name="CG2-Normal"><text:span text:style-name="FCG2-Normal">Warner, Allen Carl<text:line-break/>b. 1952-02-01</text:span></text:p>
</draw:rect>
<text:alphabetical-index-mark text:string-value="Garner, Barry Joseph (1948-12-14 -  )"/><draw:rect text:anchor-type="paragraph" draw:style-name="CG2b-box_shadow" draw:z-index="0" draw:text-style-name="CG2-Bold" svg:width="6.42cm" svg:height="1.11cm" svg:x="7.97cm" svg:y="9.12cm">
</draw:rect>
<draw:rect text:anchor-type="paragraph" draw:style-name="CG2b-box" draw:text-style-name="CG2-Bold" draw:z-index="1" svg:width="6.42cm" svg:height="1.11cm" svg:x="7.78cm" svg:y="8.93cm">
<text:p text:style-name="CG2-Bold"><text:span text:style-name="FCG2-Bold">Garner, Barry Joseph<text:line-break/>b. 1948-12-14</text:span></text:p>
</draw:rect>
<draw:rect text:anchor-type="paragraph" draw:style-name="CG2-fam-box" draw:text-style-name="CG2-Normal" draw:z-index="1" svg:width="5.93cm" svg:height="0.63cm" svg:x="8.28cm" svg:y="10.43cm">
<text:p text:style-name="CG2-Normal"><text:span text:style-name="FCG2-Normal">m. 1992-11-07</text:span></text:p>
</draw:rect>
<draw:line text:anchor-type="paragraph" draw:z-index="3" draw:style-name="CG2-line" svg:x1="14.20cm" svg:y1="10.74cm" svg:x2="15.20cm" svg:y2="10.74cm"><text:p/>
</draw:line>
<draw:line text:anchor-type="paragraph" draw:z-index="3" draw:style-name="CG2-line" svg:x1="15.20cm" svg:y1="9.48cm" svg:x2="15.20cm" svg:y2="10.74cm"><text:p/>
</draw:line>
<draw:line text:anchor-type="paragraph" draw:z-index="3" draw:style-name="CG2-line" svg:x1="15.20cm" svg:y1="9.48cm" svg:x2="15.53cm" svg:y2="9.48cm"><text:p/>
</draw:line>
<text:alphabetical-index-mark text:string-value="Vázquez, April Lynn (1963-09-17 -  )"/><draw:rect text:anchor-type="paragraph" draw:style-name="CG2-box_shadow" draw:z-index="0" draw:text-style-name="CG2-Normal" svg:width="5.93cm" svg:height="1.11cm" svg:x="8.47cm" svg:y="11.65cm">
</draw:rect>
<draw:rect text:anchor-type="paragraph" draw:style-name="CG2-box" draw:text-style-name="CG2-Normal" draw:z-index="1" svg:width="5.93cm" svg:height="1.11cm" svg:x="8.28cm" svg:y="11.46cm">
<text:p text:style-name="CG2-Normal"><text:span text:style-name="FCG2-Normal">Vázquez, April Lynn<text:line-break/>b. 1963-09-17</text:span></text:p>
</draw:rect>
<text:alphabetical-index-mark text:string-value="Garner, Anne Therese (1950-09-10 -  )"/><draw:rect text:anchor-type="paragraph" draw:style-name="CG2b-box_shadow" draw:z-index="0" draw:text-style-name="CG2-Bold" svg:width="6.42cm" svg:height="1.11cm" svg:x="7.97cm" svg:y="13.35cm">
</draw:rect>
<draw:rect text:anchor-type="paragraph" draw:style-name="CG2b-box" draw:text-style-name="CG2-Bold" draw:z-index="1" svg:width="6.42cm" svg:height="1.11cm" svg:x="7.78cm" svg:y="13.16cm">
<text:p text:style-name="CG2-Bold"><text:span text:style-name="FCG2-Bold">Garner, Anne Therese<text:line-break/>b. 1950-09-10</text:span></text:p>
</draw:rect>
<draw:rect text:anchor-type="paragraph" draw:style-name="CG2-fam-box" draw:text-style-name="CG2-Normal" draw:z-index="1" svg:width="5.93cm" svg:height="0.63cm" svg:x="8.28cm" svg:y="14.66cm">
<text:p text:style-name="CG2-Normal"><text:span text:style-name="FCG2-Normal">m. 1973-09-15</text:span></text:p>
</draw:rect>
<draw:line text:anchor-type="paragraph" draw:z-index="3" draw:style-name="CG2-line" svg:x1="14.20cm" svg:y1="14.97cm" svg:x2="15.20cm" svg:y2="14.97cm"><text:p/>
</draw:line>
<draw:line text:anchor-type="paragraph" draw:z-index="3" draw:style-name="CG2-line" svg:x1="15.20cm" svg:y1="13.71cm" svg:x2="15.20cm" svg:y2="18.81cm"><text:p/>
</draw:line>
<draw:line text:anchor-type="paragraph" draw:z-index="3" draw:style-name="CG2-line" svg:x1="15.20cm" svg:y1="13.71cm" svg:x2="15.53cm" svg:y2="13.71cm"><text:p/>
</draw:line>
<draw:line text:anchor-type="paragraph" draw:z-index="3" draw:style-name="CG2-line" svg:x1="15.20cm" svg:y1="15.41cm" svg:x2="15.53cm" svg:y2="15.41cm"><text:p/>
</draw:line>
<draw:line text:anchor-type="paragraph" draw:z-index="3" draw:style-name="CG2-line" svg:x1="15.20cm" svg:y1="17.11cm" svg:x2="15.53cm" svg:y2="17.11cm"><text:p/>
</draw:line>
<draw:line text:anchor-type="paragraph" draw:z-index="3" draw:style-name="CG2-line" svg:x1="15.20cm" svg:y1="18.81cm" svg:x2="15.53cm" svg:y2="18.81cm"><text:p/>
</draw:line>
<text:alphabetical-index-mark text:string-value="Hale, Lawrence Paul (1950-10-30 -  )"/><draw:rect text:anchor-type="paragraph" draw:style-name="CG2-box_shadow" draw:z-index="0" draw:text-style-name="CG2-Normal" svg:width="5.93cm" svg:height="1.11cm" svg:x="8.47cm" svg:y="15.88cm">
</draw:rect>
<draw:rect text:anchor-type="paragraph" draw:style-name="CG2-box" draw:text-style-name="CG2-Normal" draw:z-index="1" svg:width="5.93cm" svg:height="1.11cm" svg:x="8.28cm" svg:y="15.69cm">
<text:p text:style-name="CG2-Normal"><text:span text:style-name="FCG2-Normal">Hale, Lawrence Paul<text:line-break/>b. 1950-10-30</text:span></text:p>
</draw:rect>
<text:alphabetical-index-mark text:string-value="Garner, Gerard Stephen (1955-07-31 -  )"/><draw:rect text:anchor-type="paragraph" draw:style-name="CG2b-box_shadow" draw:z-index="0" draw:text-style-name="CG2-Bold" svg:width="6.42cm" svg:height="1.11cm" svg:x="7.97cm" svg:y="20.54cm">
</draw:rect>
<draw:rect text:anchor-type="paragraph" draw:style-name="CG2b-box" draw:text-style-name="CG2-Bold" draw:z-index="1" svg:width="6.42cm" svg:height="1.11cm" svg:x="7.78cm" svg:y="20.35cm">
<text:p text:style-name="CG2-Bold"><text:span text:style-name="FCG2-Bold">Garner, Gerard Stephen<text:line-break/>b. 1955-07-31</text:span></text:p>
</draw:rect>
<draw:rect text:anchor-type="paragraph" draw:style-name="CG2-fam-box" draw:text-style-name="CG2-Normal" draw:z-index="1" svg:width="5.93cm" svg:height="0.63cm" svg:x="8.28cm" svg:y="21.85cm">
<text:p text:style-name="CG2-Normal"><text:span text:style-name="FCG2-Normal">m. 1979-01-06</text:span></text:p>
</draw:rect>
<draw:line text:anchor-type="paragraph" draw:z-index="3" draw:style-name="CG2-line" svg:x1="14.20cm" svg:y1="22.16cm" svg:x2="15.20cm" svg:y2="22.16cm"><text:p/>
</draw:line>
<draw:line text:anchor-type="paragraph" draw:z-index="3" draw:style-name="CG2-line" svg:x1="15.20cm" svg:y1="20.90cm" svg:x2="15.20cm" svg:y2="22.60cm"><text:p/>
</draw:line>
<draw:line text:anchor-type="paragraph" draw:z-index="3" draw:style-name="CG2-line" svg:x1="15.20cm" svg:y1="20.90cm" svg:x2="15.53cm" svg:y2="20.90cm"><text:p/>
</draw:line>
</text:p>
      <text:p text:style-name="docgen_page_break">
<text:alphabetical-index-mark text:string-value="Warner, Sarah Suzanne (1987-08-29 -  )"/><draw:rect text:anchor-type="paragraph" draw:style-name="CG2b-box_shadow" draw:z-index="0" draw:text-style-name="CG2-Bold" svg:width="6.42cm" svg:height="1.11cm" svg:x="0.23cm" svg:y="0.23cm">
</draw:rect>
<draw:rect text:anchor-type="paragraph" draw:style-name="CG2b-box" draw:text-style-name="CG2-Bold" draw:z-index="1" svg:width="6.42cm" svg:height="1.11cm" svg:x="0.04cm" svg:y="0.04cm">
<text:p text:style-name="CG2-Bold"><text:span text:style-name="FCG2-Bold">Warner, Sarah Suzanne<text:line-break/>b. 1987-08-29</text:span></text:p>
</draw:rect>
<draw:line text:anchor-type="paragraph" draw:z-index="3" draw:style-name="CG2-line" svg:x1="0.00cm" svg:y1="0.59cm" svg:x2="0.04cm" svg:y2="0.59cm"><text:p/>
</draw:line>
<text:alphabetical-index-mark text:string-value="Warner, James Jeffrey (1984-05-03 -  )"/><draw:rect text:anchor-type="paragraph" draw:style-name="CG2b-box_shadow" draw:z-index="0" draw:text-style-name="CG2-Bold" svg:width="6.42cm" svg:height="1.11cm" svg:x="0.23cm" svg:y="1.92cm">
</draw:rect>
<draw:rect text:anchor-type="paragraph" draw:style-name="CG2b-box" draw:text-style-name="CG2-Bold" draw:z-index="1" svg:width="6.42cm" svg:height="1.11cm" svg:x="0.04cm" svg:y="1.73cm">
<text:p text:style-name="CG2-Bold"><text:span text:style-name="FCG2-Bold">Warner, James Jeffrey<text:line-break/>b. 1984-05-03</text:span></text:p>
</draw:rect>
<draw:line text:anchor-type="paragraph" draw:z-index="3" draw:style-name="CG2-line" svg:x1="0.00cm" svg:y1="2.29cm" svg:x2="0.04cm" svg:y2="2.29cm"><text:p/>
</draw:line>
<text:alphabetical-index-mark text:string-value="Warner, Carl Thomas (1981-05-11 -  )"/><draw:rect text:anchor-type="paragraph" draw:style-name="CG2b-box_shadow" draw:z-index="0" draw:text-style-name="CG2-Bold" svg:width="6.42cm" svg:height="1.11cm" svg:x="0.23cm" svg:y="3.62cm">
</draw:rect>
<draw:rect text:anchor-type="paragraph" draw:style-name="CG2b-box" draw:text-style-name="CG2-Bold" draw:z-index="1" svg:width="6.42cm" svg:height="1.11cm" svg:x="0.04cm" svg:y="3.43cm">
<text:p text:style-name="CG2-Bold"><text:span text:style-name="FCG2-Bold">Warner, Carl Thomas<text:line-break/>b. 1981-05-11</text:span></text:p>
</draw:rect>
<draw:line text:anchor-type="paragraph" draw:z-index="3" draw:style-name="CG2-line" svg:x1="0.00cm" svg:y1="3.99cm" svg:x2="0.04cm" svg:y2="3.99cm"><text:p/>
</draw:line>
<text:alphabetical-index-mark text:string-value="Warner, John Allen (1979-05-04 -  )"/><draw:rect text:anchor-type="paragraph" draw:style-name="CG2b-box_shadow" draw:z-index="0" draw:text-style-name="CG2-Bold" svg:width="6.42cm" svg:height="1.11cm" svg:x="0.23cm" svg:y="5.32cm">
</draw:rect>
<draw:rect text:anchor-type="paragraph" draw:style-name="CG2b-box" draw:text-style-name="CG2-Bold" draw:z-index="1" svg:width="6.42cm" svg:height="1.11cm" svg:x="0.04cm" svg:y="5.13cm">
<text:p text:style-name="CG2-Bold"><text:span text:style-name="FCG2-Bold">Warner, John Allen<text:line-break/>b. 1979-05-04</text:span></text:p>
</draw:rect>
<draw:line text:anchor-type="paragraph" draw:z-index="3" draw:style-name="CG2-line" svg:x1="0.00cm" svg:y1="5.69cm" svg:x2="0.04cm" svg:y2="5.69cm"><text:p/>
</draw:line>
<text:alphabetical-index-mark text:string-value="Warner, Matthew Steven (1977-06-23 -  )"/><draw:rect text:anchor-type="paragraph" draw:style-name="CG2b-box_shadow" draw:z-index="0" draw:text-style-name="CG2-Bold" svg:width="6.42cm" svg:height="1.11cm" svg:x="0.23cm" svg:y="7.02cm">
</draw:rect>
<draw:rect text:anchor-type="paragraph" draw:style-name="CG2b-box" draw:text-style-name="CG2-Bold" draw:z-index="1" svg:width="6.42cm" svg:height="1.11cm" svg:x="0.04cm" svg:y="6.83cm">
<text:p text:style-name="CG2-Bold"><text:span text:style-name="FCG2-Bold">Warner, Matthew Steven<text:line-break/>b. 1977-06-23</text:span></text:p>
</draw:rect>
<draw:line text:anchor-type="paragraph" draw:z-index="3" draw:style-name="CG2-line" svg:x1="0.00cm" svg:y1="7.39cm" svg:x2="0.04cm" svg:y2="7.39cm"><text:p/>
</draw:line>
<text:alphabetical-index-mark text:string-value="Garner, Andrew Joseph (1999-04-11 -  )"/><draw:rect text:anchor-type="paragraph" draw:style-name="CG2b-box_shadow" draw:z-index="0" draw:text-style-name="CG2-Bold" svg:width="6.42cm" svg:height="1.11cm" svg:x="0.23cm" svg:y="9.12cm">
</draw:rect>
<draw:rect text:anchor-type="paragraph" draw:style-name="CG2b-box" draw:text-style-name="CG2-Bold" draw:z-index="1" svg:width="6.42cm" svg:height="1.11cm" svg:x="0.04cm" svg:y="8.93cm">
<text:p text:style-name="CG2-Bold"><text:span text:style-name="FCG2-Bold">Garner, Andrew Joseph<text:line-break/>b. 1999-04-11</text:span></text:p>
</draw:rect>
<draw:line text:anchor-type="paragraph" draw:z-index="3" draw:style-name="CG2-line" svg:x1="0.00cm" svg:y1="9.48cm" svg:x2="0.04cm" svg:y2="9.48cm"><text:p/>
</draw:line>
<text:alphabetical-index-mark text:string-value="Hale, Joseph Brendan (1975-07-17 -  )"/><draw:rect text:anchor-type="paragraph" draw:style-name="CG2b-box_shadow" draw:z-index="0" draw:text-style-name="CG2-Bold" svg:width="6.42cm" svg:height="1.11cm" svg:x="0.23cm" svg:y="13.35cm">
</draw:rect>
<draw:rect text:anchor-type="paragraph" draw:style-name="CG2b-box" draw:text-style-name="CG2-Bold" draw:z-index="1" svg:width="6.42cm" svg:height="1.11cm" svg:x="0.04cm" svg:y="13.16cm">
<text:p text:style-name="CG2-Bold"><text:span text:style-name="FCG2-Bold">Hale, Joseph Brendan<text:line-break/>b. 1975-07-17</text:span></text:p>
</draw:rect>
<draw:line text:anchor-type="paragraph" draw:z-index="3" draw:style-name="CG2-line" svg:x1="0.00cm" svg:y1="13.71cm" svg:x2="0.04cm" svg:y2="13.71cm"><text:p/>
</draw:line>
<text:alphabetical-index-mark text:string-value="Hale, Michael Patrick (1977-07-27 -  )"/><draw:rect text:anchor-type="paragraph" draw:style-name="CG2b-box_shadow" draw:z-index="0" draw:text-style-name="CG2-Bold" svg:width="6.42cm" svg:height="1.11cm" svg:x="0.23cm" svg:y="15.05cm">
</draw:rect>
<draw:rect text:anchor-type="paragraph" draw:style-name="CG2b-box" draw:text-style-name="CG2-Bold" draw:z-index="1" svg:width="6.42cm" svg:height="1.11cm" svg:x="0.04cm" svg:y="14.85cm">
<text:p text:style-name="CG2-Bold"><text:span text:style-name="FCG2-Bold">Hale, Michael Patrick<text:line-break/>b. 1977-07-27</text:span></text:p>
</draw:rect>
<draw:line text:anchor-type="paragraph" draw:z-index="3" draw:style-name="CG2-line" svg:x1="0.00cm" svg:y1="15.41cm" svg:x2="0.04cm" svg:y2="15.41cm"><text:p/>
</draw:line>
<text:alphabetical-index-mark text:string-value="Hale, Gina Marie (1982-10-03 -  )"/><draw:rect text:anchor-type="paragraph" draw:style-name="CG2b-box_shadow" draw:z-index="0" draw:text-style-name="CG2-Bold" svg:width="6.42cm" svg:height="1.11cm" svg:x="0.23cm" svg:y="16.74cm">
</draw:rect>
<draw:rect text:anchor-type="paragraph" draw:style-name="CG2b-box" draw:text-style-name="CG2-Bold" draw:z-index="1" svg:width="6.42cm" svg:height="1.11cm" svg:x="0.04cm" svg:y="16.55cm">
<text:p text:style-name="CG2-Bold"><text:span text:style-name="FCG2-Bold">Hale, Gina Marie<text:line-break/>b. 1982-10-03</text:span></text:p>
</draw:rect>
<draw:line text:anchor-type="paragraph" draw:z-index="3" draw:style-name="CG2-line" svg:x1="0.00cm" svg:y1="17.11cm" svg:x2="0.04cm" svg:y2="17.11cm"><text:p/>
</draw:line>
<text:alphabetical-index-mark text:string-value="Hale, Jeffrey Brian (1988-12-23 -  )"/><draw:rect text:anchor-type="paragraph" draw:style-name="CG2b-box_shadow" draw:z-index="0" draw:text-style-name="CG2-Bold" svg:width="6.42cm" svg:height="1.11cm" svg:x="0.23cm" svg:y="18.44cm">
</draw:rect>
<draw:rect text:anchor-type="paragraph" draw:style-name="CG2b-box" draw:text-style-name="CG2-Bold" draw:z-index="1" svg:width="6.42cm" svg:height="1.11cm" svg:x="0.04cm" svg:y="18.25cm">
<text:p text:style-name="CG2-Bold"><text:span text:style-name="FCG2-Bold">Hale, Jeffrey Brian<text:line-break/>b. 1988-12-23</text:span></text:p>
</draw:rect>
<draw:line text:anchor-type="paragraph" draw:z-index="3" draw:style-name="CG2-line" svg:x1="0.00cm" svg:y1="18.81cm" svg:x2="0.04cm" svg:y2="18.81cm"><text:p/>
</draw:line>
<text:alphabetical-index-mark text:string-value="Garner, Stephen Gerard (1983-10-05 -  )"/><draw:rect text:anchor-type="paragraph" draw:style-name="CG2b-box_shadow" draw:z-index="0" draw:text-style-name="CG2-Bold" svg:width="6.42cm" svg:height="1.11cm" svg:x="0.23cm" svg:y="20.54cm">
</draw:rect>
<draw:rect text:anchor-type="paragraph" draw:style-name="CG2b-box" draw:text-style-name="CG2-Bold" draw:z-index="1" svg:width="6.42cm" svg:height="1.11cm" svg:x="0.04cm" svg:y="20.35cm">
<text:p text:style-name="CG2-Bold"><text:span text:style-name="FCG2-Bold">Garner, Stephen Gerard<text:line-break/>b. 1983-10-05</text:span></text:p>
</draw:rect>
<draw:line text:anchor-type="paragraph" draw:z-index="3" draw:style-name="CG2-line" svg:x1="0.00cm" svg:y1="20.90cm" svg:x2="0.04cm" svg:y2="20.90cm"><text:p/>
</draw:line>
</text:p>
      <text:p text:style-name="docgen_page_break">
<text:alphabetical-index-mark text:string-value="Garner, Jesse V. (1876-06-18 - 1929-01-21)"/><draw:rect text:anchor-type="paragraph" draw:style-name="CG2b-box_shadow" draw:z-index="0" draw:text-style-name="CG2-Bold" svg:width="6.42cm" svg:height="1.59cm" svg:x="7.97cm" svg:y="20.95cm">
</draw:rect>
<draw:rect text:anchor-type="paragraph" draw:style-name="CG2b-box" draw:text-style-name="CG2-Bold" draw:z-index="1" svg:width="6.42cm" svg:height="1.59cm" svg:x="7.78cm" svg:y="20.76cm">
<text:p text:style-name="CG2-Bold"><text:span text:style-name="FCG2-Bold">Garner, Jesse V.<text:line-break/>b. 1876-06-18<text:line-break/>d. 1929-01-21</text:span></text:p>
</draw:rect>
<text:toc-mark text:string-value="Descendant Graph" text:outline-level="1"/><draw:frame text:anchor-type="paragraph" draw:style-name="CG2-Title" draw:z-index="2" svg:width="0.56cm" svg:height="16.00pt" svg:x="-0.28cm" svg:y="-100.00cm">
</draw:frame>
<draw:line text:anchor-type="paragraph" draw:z-index="3" draw:style-name="CG2-line" svg:x1="7.45cm" svg:y1="0.00cm" svg:x2="7.45cm" svg:y2="22.86cm"><text:p/>
</draw:line>
<draw:line text:anchor-type="paragraph" draw:z-index="3" draw:style-name="CG2-line" svg:x1="7.45cm" svg:y1="21.55cm" svg:x2="7.78cm" svg:y2="21.55cm"><text:p/>
</draw:line>
<draw:line text:anchor-type="paragraph" draw:z-index="3" draw:style-name="CG2-line" svg:x1="15.20cm" svg:y1="0.00cm" svg:x2="15.20cm" svg:y2="16.69cm"><text:p/>
</draw:line>
<draw:line text:anchor-type="paragraph" draw:z-index="3" draw:style-name="CG2-line" svg:x1="15.20cm" svg:y1="9.45cm" svg:x2="15.53cm" svg:y2="9.45cm"><text:p/>
</draw:line>
<draw:line text:anchor-type="paragraph" draw:z-index="3" draw:style-name="CG2-line" svg:x1="15.20cm" svg:y1="16.69cm" svg:x2="15.53cm" svg:y2="16.69cm"><text:p/>
</draw:line>
<draw:line text:anchor-type="paragraph" draw:z-index="3" draw:style-name="CG2-line" svg:x1="15.20cm" svg:y1="21.32cm" svg:x2="15.20cm" svg:y2="22.86cm"><text:p/>
</draw:line>
<draw:line text:anchor-type="paragraph" draw:z-index="3" draw:style-name="CG2-line" svg:x1="15.20cm" svg:y1="21.32cm" svg:x2="15.53cm" svg:y2="21.32cm"><text:p/>
</draw:line>
</text:p>
      <text:p text:style-name="docgen_page_break">
<text:alphabetical-index-mark text:string-value="George, Elizabeth (1957-01-31 -  )"/><draw:rect text:anchor-type="paragraph" draw:style-name="CG2-box_shadow" draw:z-index="0" draw:text-style-name="CG2-Normal" svg:width="5.93cm" svg:height="1.11cm" svg:x="8.47cm" svg:y="1.06cm">
</draw:rect>
<draw:rect text:anchor-type="paragraph" draw:style-name="CG2-box" draw:text-style-name="CG2-Normal" draw:z-index="1" svg:width="5.93cm" svg:height="1.11cm" svg:x="8.28cm" svg:y="0.87cm">
<text:p text:style-name="CG2-Normal"><text:span text:style-name="FCG2-Normal">George, Elizabeth<text:line-break/>b. 1957-01-31</text:span></text:p>
</draw:rect>
<text:alphabetical-index-mark text:string-value="Garner, David Walter (1956-12-21 -  )"/><draw:rect text:anchor-type="paragraph" draw:style-name="CG2b-box_shadow" draw:z-index="0" draw:text-style-name="CG2-Bold" svg:width="6.42cm" svg:height="1.11cm" svg:x="7.97cm" svg:y="2.76cm">
</draw:rect>
<draw:rect text:anchor-type="paragraph" draw:style-name="CG2b-box" draw:text-style-name="CG2-Bold" draw:z-index="1" svg:width="6.42cm" svg:height="1.11cm" svg:x="7.78cm" svg:y="2.57cm">
<text:p text:style-name="CG2-Bold"><text:span text:style-name="FCG2-Bold">Garner, David Walter<text:line-break/>b. 1956-12-21</text:span></text:p>
</draw:rect>
<text:alphabetical-index-mark text:string-value="Garner, Thomas James (1965-12-10 -  )"/><draw:rect text:anchor-type="paragraph" draw:style-name="CG2b-box_shadow" draw:z-index="0" draw:text-style-name="CG2-Bold" svg:width="6.42cm" svg:height="1.11cm" svg:x="7.97cm" svg:y="4.46cm">
</draw:rect>
<draw:rect text:anchor-type="paragraph" draw:style-name="CG2b-box" draw:text-style-name="CG2-Bold" draw:z-index="1" svg:width="6.42cm" svg:height="1.11cm" svg:x="7.78cm" svg:y="4.27cm">
<text:p text:style-name="CG2-Bold"><text:span text:style-name="FCG2-Bold">Garner, Thomas James<text:line-break/>b. 1965-12-10</text:span></text:p>
</draw:rect>
<draw:rect text:anchor-type="paragraph" draw:style-name="CG2-fam-box" draw:text-style-name="CG2-Normal" draw:z-index="1" svg:width="5.93cm" svg:height="0.63cm" svg:x="8.28cm" svg:y="5.77cm">
<text:p text:style-name="CG2-Normal"><text:span text:style-name="FCG2-Normal">m. 1997-07-07</text:span></text:p>
</draw:rect>
<draw:line text:anchor-type="paragraph" draw:z-index="3" draw:style-name="CG2-line" svg:x1="14.20cm" svg:y1="6.08cm" svg:x2="15.20cm" svg:y2="6.08cm"><text:p/>
</draw:line>
<draw:line text:anchor-type="paragraph" draw:z-index="3" draw:style-name="CG2-line" svg:x1="15.20cm" svg:y1="4.82cm" svg:x2="15.20cm" svg:y2="6.08cm"><text:p/>
</draw:line>
<draw:line text:anchor-type="paragraph" draw:z-index="3" draw:style-name="CG2-line" svg:x1="15.20cm" svg:y1="4.82cm" svg:x2="15.53cm" svg:y2="4.82cm"><text:p/>
</draw:line>
<text:alphabetical-index-mark text:string-value="Сорокин, Holly Ruth"/><draw:rect text:anchor-type="paragraph" draw:style-name="CG2-box_shadow" draw:z-index="0" draw:text-style-name="CG2-Normal" svg:width="5.93cm" svg:height="1.11cm" svg:x="8.47cm" svg:y="6.99cm">
</draw:rect>
<draw:rect text:anchor-type="paragraph" draw:style-name="CG2-box" draw:text-style-name="CG2-Normal" draw:z-index="1" svg:width="5.93cm" svg:height="1.11cm" svg:x="8.28cm" svg:y="6.80cm">
<text:p text:style-name="CG2-Normal"><text:span text:style-name="FCG2-Normal">Сорокин, Holly Ruth<text:line-break/>b. </text:span></text:p>
</draw:rect>
<text:alphabetical-index-mark text:string-value="Garner, Eugene Stanley, Jr. ( -  )"/><draw:rect text:anchor-type="paragraph" draw:style-name="CG2b-box_shadow" draw:z-index="0" draw:text-style-name="CG2-Bold" svg:width="6.42cm" svg:height="1.11cm" svg:x="0.23cm" svg:y="9.08cm">
</draw:rect>
<draw:rect text:anchor-type="paragraph" draw:style-name="CG2b-box" draw:text-style-name="CG2-Bold" draw:z-index="1" svg:width="6.42cm" svg:height="1.11cm" svg:x="0.04cm" svg:y="8.89cm">
<text:p text:style-name="CG2-Bold"><text:span text:style-name="FCG2-Bold">Garner, Eugene Stanley, Jr.<text:line-break/>b. </text:span></text:p>
</draw:rect>
<draw:line text:anchor-type="paragraph" draw:z-index="3" draw:style-name="CG2-line" svg:x1="0.00cm" svg:y1="9.45cm" svg:x2="0.04cm" svg:y2="9.45cm"><text:p/>
</draw:line>
<text:alphabetical-index-mark text:string-value="Garner, Francis William (1945-01-03 -  )"/><draw:rect text:anchor-type="paragraph" draw:style-name="CG2b-box_shadow" draw:z-index="0" draw:text-style-name="CG2-Bold" svg:width="6.42cm" svg:height="1.11cm" svg:x="7.97cm" svg:y="9.08cm">
</draw:rect>
<draw:rect text:anchor-type="paragraph" draw:style-name="CG2b-box" draw:text-style-name="CG2-Bold" draw:z-index="1" svg:width="6.42cm" svg:height="1.11cm" svg:x="7.78cm" svg:y="8.89cm">
<text:p text:style-name="CG2-Bold"><text:span text:style-name="FCG2-Bold">Garner, Francis William<text:line-break/>b. 1945-01-03</text:span></text:p>
</draw:rect>
<draw:rect text:anchor-type="paragraph" draw:style-name="CG2-fam-box" draw:text-style-name="CG2-Normal" draw:z-index="1" svg:width="5.93cm" svg:height="0.63cm" svg:x="0.53cm" svg:y="10.39cm">
<text:p text:style-name="CG2-Normal"><text:span text:style-name="FCG2-Normal">m. </text:span></text:p>
</draw:rect>
<draw:line text:anchor-type="paragraph" draw:z-index="3" draw:style-name="CG2-line" svg:x1="6.46cm" svg:y1="10.71cm" svg:x2="7.45cm" svg:y2="10.71cm"><text:p/>
</draw:line>
<draw:line text:anchor-type="paragraph" draw:z-index="3" draw:style-name="CG2-line" svg:x1="7.45cm" svg:y1="9.45cm" svg:x2="7.45cm" svg:y2="22.86cm"><text:p/>
</draw:line>
<draw:line text:anchor-type="paragraph" draw:z-index="3" draw:style-name="CG2-line" svg:x1="7.45cm" svg:y1="9.45cm" svg:x2="7.78cm" svg:y2="9.45cm"><text:p/>
</draw:line>
<draw:line text:anchor-type="paragraph" draw:z-index="3" draw:style-name="CG2-line" svg:x1="7.45cm" svg:y1="14.08cm" svg:x2="7.78cm" svg:y2="14.08cm"><text:p/>
</draw:line>
<draw:line text:anchor-type="paragraph" draw:z-index="3" draw:style-name="CG2-line" svg:x1="7.45cm" svg:y1="22.10cm" svg:x2="7.78cm" svg:y2="22.10cm"><text:p/>
</draw:line>
<draw:rect text:anchor-type="paragraph" draw:style-name="CG2-fam-box" draw:text-style-name="CG2-Normal" draw:z-index="1" svg:width="5.93cm" svg:height="0.63cm" svg:x="8.28cm" svg:y="10.39cm">
<text:p text:style-name="CG2-Normal"><text:span text:style-name="FCG2-Normal">m. 1991-06-22</text:span></text:p>
</draw:rect>
<draw:line text:anchor-type="paragraph" draw:z-index="3" draw:style-name="CG2-line" svg:x1="14.20cm" svg:y1="10.71cm" svg:x2="15.20cm" svg:y2="10.71cm"><text:p/>
</draw:line>
<draw:line text:anchor-type="paragraph" draw:z-index="3" draw:style-name="CG2-line" svg:x1="15.20cm" svg:y1="9.45cm" svg:x2="15.20cm" svg:y2="10.71cm"><text:p/>
</draw:line>
<draw:line text:anchor-type="paragraph" draw:z-index="3" draw:style-name="CG2-line" svg:x1="15.20cm" svg:y1="9.45cm" svg:x2="15.53cm" svg:y2="9.45cm"><text:p/>
</draw:line>
<text:alphabetical-index-mark text:string-value="Pelletier, Josephine (1922-09-07 - 1998-09-15)"/><draw:rect text:anchor-type="paragraph" draw:style-name="CG2-box_shadow" draw:z-index="0" draw:text-style-name="CG2-Normal" svg:width="5.93cm" svg:height="1.59cm" svg:x="0.72cm" svg:y="11.62cm">
</draw:rect>
<draw:rect text:anchor-type="paragraph" draw:style-name="CG2-box" draw:text-style-name="CG2-Normal" draw:z-index="1" svg:width="5.93cm" svg:height="1.59cm" svg:x="0.53cm" svg:y="11.43cm">
<text:p text:style-name="CG2-Normal"><text:span text:style-name="FCG2-Normal">Pelletier, Josephine<text:line-break/>b. 1922-09-07<text:line-break/>d. 1998-09-15</text:span></text:p>
</draw:rect>
<text:alphabetical-index-mark text:string-value="Gibbs, Connie (1943-02-08 -  )"/><draw:rect text:anchor-type="paragraph" draw:style-name="CG2-box_shadow" draw:z-index="0" draw:text-style-name="CG2-Normal" svg:width="5.93cm" svg:height="1.11cm" svg:x="8.47cm" svg:y="11.62cm">
</draw:rect>
<draw:rect text:anchor-type="paragraph" draw:style-name="CG2-box" draw:text-style-name="CG2-Normal" draw:z-index="1" svg:width="5.93cm" svg:height="1.11cm" svg:x="8.28cm" svg:y="11.43cm">
<text:p text:style-name="CG2-Normal"><text:span text:style-name="FCG2-Normal">Gibbs, Connie<text:line-break/>b. 1943-02-08</text:span></text:p>
</draw:rect>
<draw:rect text:anchor-type="paragraph" draw:style-name="CG2-fam-box" draw:text-style-name="CG2-Normal" draw:z-index="1" svg:width="5.93cm" svg:height="0.63cm" svg:x="0.53cm" svg:y="13.40cm">
<text:p text:style-name="CG2-Normal"><text:span text:style-name="FCG2-Normal">m. </text:span></text:p>
</draw:rect>
<text:alphabetical-index-mark text:string-value="Garner, Richard Eugene (1947-02-28 -  )"/><draw:rect text:anchor-type="paragraph" draw:style-name="CG2b-box_shadow" draw:z-index="0" draw:text-style-name="CG2-Bold" svg:width="6.42cm" svg:height="1.11cm" svg:x="7.97cm" svg:y="13.71cm">
</draw:rect>
<draw:rect text:anchor-type="paragraph" draw:style-name="CG2b-box" draw:text-style-name="CG2-Bold" draw:z-index="1" svg:width="6.42cm" svg:height="1.11cm" svg:x="7.78cm" svg:y="13.52cm">
<text:p text:style-name="CG2-Bold"><text:span text:style-name="FCG2-Bold">Garner, Richard Eugene<text:line-break/>b. 1947-02-28</text:span></text:p>
</draw:rect>
<text:alphabetical-index-mark text:string-value="Washington, Pearline"/><draw:rect text:anchor-type="paragraph" draw:style-name="CG2-box_shadow" draw:z-index="0" draw:text-style-name="CG2-Normal" svg:width="5.93cm" svg:height="1.11cm" svg:x="0.72cm" svg:y="14.62cm">
</draw:rect>
<draw:rect text:anchor-type="paragraph" draw:style-name="CG2-box" draw:text-style-name="CG2-Normal" draw:z-index="1" svg:width="5.93cm" svg:height="1.11cm" svg:x="0.53cm" svg:y="14.43cm">
<text:p text:style-name="CG2-Normal"><text:span text:style-name="FCG2-Normal">Washington, Pearline<text:line-break/>b. </text:span></text:p>
</draw:rect>
<draw:rect text:anchor-type="paragraph" draw:style-name="CG2-fam-box" draw:text-style-name="CG2-Normal" draw:z-index="1" svg:width="5.93cm" svg:height="0.63cm" svg:x="8.28cm" svg:y="15.02cm">
<text:p text:style-name="CG2-Normal"><text:span text:style-name="FCG2-Normal">m. 1971-10-23</text:span></text:p>
</draw:rect>
<draw:line text:anchor-type="paragraph" draw:z-index="3" draw:style-name="CG2-line" svg:x1="14.20cm" svg:y1="15.34cm" svg:x2="15.20cm" svg:y2="15.34cm"><text:p/>
</draw:line>
<draw:line text:anchor-type="paragraph" draw:z-index="3" draw:style-name="CG2-line" svg:x1="15.20cm" svg:y1="14.08cm" svg:x2="15.20cm" svg:y2="17.47cm"><text:p/>
</draw:line>
<draw:line text:anchor-type="paragraph" draw:z-index="3" draw:style-name="CG2-line" svg:x1="15.20cm" svg:y1="14.08cm" svg:x2="15.53cm" svg:y2="14.08cm"><text:p/>
</draw:line>
<draw:line text:anchor-type="paragraph" draw:z-index="3" draw:style-name="CG2-line" svg:x1="15.20cm" svg:y1="15.78cm" svg:x2="15.53cm" svg:y2="15.78cm"><text:p/>
</draw:line>
<draw:line text:anchor-type="paragraph" draw:z-index="3" draw:style-name="CG2-line" svg:x1="15.20cm" svg:y1="17.47cm" svg:x2="15.53cm" svg:y2="17.47cm"><text:p/>
</draw:line>
<text:alphabetical-index-mark text:string-value="Gibbs, Elaine"/><draw:rect text:anchor-type="paragraph" draw:style-name="CG2-box_shadow" draw:z-index="0" draw:text-style-name="CG2-Normal" svg:width="5.93cm" svg:height="1.11cm" svg:x="8.47cm" svg:y="16.24cm">
</draw:rect>
<draw:rect text:anchor-type="paragraph" draw:style-name="CG2-box" draw:text-style-name="CG2-Normal" draw:z-index="1" svg:width="5.93cm" svg:height="1.11cm" svg:x="8.28cm" svg:y="16.05cm">
<text:p text:style-name="CG2-Normal"><text:span text:style-name="FCG2-Normal">Gibbs, Elaine<text:line-break/>b. </text:span></text:p>
</draw:rect>
<text:alphabetical-index-mark text:string-value="Garner, John Roger (1925-10-29 -  )"/><draw:rect text:anchor-type="paragraph" draw:style-name="CG2b-box_shadow" draw:z-index="0" draw:text-style-name="CG2-Bold" svg:width="6.42cm" svg:height="1.11cm" svg:x="0.23cm" svg:y="16.32cm">
</draw:rect>
<draw:rect text:anchor-type="paragraph" draw:style-name="CG2b-box" draw:text-style-name="CG2-Bold" draw:z-index="1" svg:width="6.42cm" svg:height="1.11cm" svg:x="0.04cm" svg:y="16.13cm">
<text:p text:style-name="CG2-Bold"><text:span text:style-name="FCG2-Bold">Garner, John Roger<text:line-break/>b. 1925-10-29</text:span></text:p>
</draw:rect>
<draw:line text:anchor-type="paragraph" draw:z-index="3" draw:style-name="CG2-line" svg:x1="0.00cm" svg:y1="16.69cm" svg:x2="0.04cm" svg:y2="16.69cm"><text:p/>
</draw:line>
<draw:rect text:anchor-type="paragraph" draw:style-name="CG2-fam-box" draw:text-style-name="CG2-Normal" draw:z-index="1" svg:width="5.93cm" svg:height="0.63cm" svg:x="0.53cm" svg:y="17.63cm">
<text:p text:style-name="CG2-Normal"><text:span text:style-name="FCG2-Normal">m. 1961-10-07</text:span></text:p>
</draw:rect>
<text:alphabetical-index-mark text:string-value="Брюханов, Violet Louise (1915-09-28 -  )"/><draw:rect text:anchor-type="paragraph" draw:style-name="CG2-box_shadow" draw:z-index="0" draw:text-style-name="CG2-Normal" svg:width="5.93cm" svg:height="1.11cm" svg:x="0.72cm" svg:y="18.86cm">
</draw:rect>
<draw:rect text:anchor-type="paragraph" draw:style-name="CG2-box" draw:text-style-name="CG2-Normal" draw:z-index="1" svg:width="5.93cm" svg:height="1.11cm" svg:x="0.53cm" svg:y="18.66cm">
<text:p text:style-name="CG2-Normal"><text:span text:style-name="FCG2-Normal">Брюханов, Violet Louise<text:line-break/>b. 1915-09-28</text:span></text:p>
</draw:rect>
<text:alphabetical-index-mark text:string-value="Garner, Marie"/><draw:rect text:anchor-type="paragraph" draw:style-name="CG2b-box_shadow" draw:z-index="0" draw:text-style-name="CG2-Bold" svg:width="6.42cm" svg:height="1.11cm" svg:x="0.23cm" svg:y="20.95cm">
</draw:rect>
<draw:rect text:anchor-type="paragraph" draw:style-name="CG2b-box" draw:text-style-name="CG2-Bold" draw:z-index="1" svg:width="6.42cm" svg:height="1.11cm" svg:x="0.04cm" svg:y="20.76cm">
<text:p text:style-name="CG2-Bold"><text:span text:style-name="FCG2-Bold">Garner, Marie<text:line-break/>b. </text:span></text:p>
</draw:rect>
<draw:line text:anchor-type="paragraph" draw:z-index="3" draw:style-name="CG2-line" svg:x1="0.00cm" svg:y1="21.32cm" svg:x2="0.04cm" svg:y2="21.32cm"><text:p/>
</draw:line>
<text:alphabetical-index-mark text:string-value="Garner, Michael Stanley (1948-06-12 -  )"/><draw:rect text:anchor-type="paragraph" draw:style-name="CG2b-box_shadow" draw:z-index="0" draw:text-style-name="CG2-Bold" svg:width="6.42cm" svg:height="1.11cm" svg:x="7.97cm" svg:y="21.74cm">
</draw:rect>
<draw:rect text:anchor-type="paragraph" draw:style-name="CG2b-box" draw:text-style-name="CG2-Bold" draw:z-index="1" svg:width="6.42cm" svg:height="1.11cm" svg:x="7.78cm" svg:y="21.55cm">
<text:p text:style-name="CG2-Bold"><text:span text:style-name="FCG2-Bold">Garner, Michael Stanley<text:line-break/>b. 1948-06-12</text:span></text:p>
</draw:rect>
<draw:line text:anchor-type="paragraph" draw:z-index="3" draw:style-name="CG2-line" svg:x1="7.45cm" svg:y1="0.00cm" svg:x2="7.45cm" svg:y2="4.82cm"><text:p/>
</draw:line>
<draw:line text:anchor-type="paragraph" draw:z-index="3" draw:style-name="CG2-line" svg:x1="7.45cm" svg:y1="3.12cm" svg:x2="7.78cm" svg:y2="3.12cm"><text:p/>
</draw:line>
<draw:line text:anchor-type="paragraph" draw:z-index="3" draw:style-name="CG2-line" svg:x1="7.45cm" svg:y1="4.82cm" svg:x2="7.78cm" svg:y2="4.82cm"><text:p/>
</draw:line>
<draw:line text:anchor-type="paragraph" draw:z-index="3" draw:style-name="CG2-line" svg:x1="15.20cm" svg:y1="0.00cm" svg:x2="15.20cm" svg:y2="0.59cm"><text:p/>
</draw:line>
<draw:line text:anchor-type="paragraph" draw:z-index="3" draw:style-name="CG2-line" svg:x1="15.20cm" svg:y1="0.59cm" svg:x2="15.53cm" svg:y2="0.59cm"><text:p/>
</draw:line>
<draw:line text:anchor-type="paragraph" draw:z-index="3" draw:style-name="CG2-line" svg:x1="15.20cm" svg:y1="22.10cm" svg:x2="15.20cm" svg:y2="22.86cm"><text:p/>
</draw:line>
<draw:line text:anchor-type="paragraph" draw:z-index="3" draw:style-name="CG2-line" svg:x1="15.20cm" svg:y1="22.10cm" svg:x2="15.53cm" svg:y2="22.10cm"><text:p/>
</draw:line>
</text:p>
      <text:p text:style-name="docgen_page_break">
<text:alphabetical-index-mark text:string-value="Garner, Daniel Patrick (1985-02-11 -  )"/><draw:rect text:anchor-type="paragraph" draw:style-name="CG2b-box_shadow" draw:z-index="0" draw:text-style-name="CG2-Bold" svg:width="6.42cm" svg:height="1.11cm" svg:x="0.23cm" svg:y="0.23cm">
</draw:rect>
<draw:rect text:anchor-type="paragraph" draw:style-name="CG2b-box" draw:text-style-name="CG2-Bold" draw:z-index="1" svg:width="6.42cm" svg:height="1.11cm" svg:x="0.04cm" svg:y="0.04cm">
<text:p text:style-name="CG2-Bold"><text:span text:style-name="FCG2-Bold">Garner, Daniel Patrick<text:line-break/>b. 1985-02-11</text:span></text:p>
</draw:rect>
<draw:line text:anchor-type="paragraph" draw:z-index="3" draw:style-name="CG2-line" svg:x1="0.00cm" svg:y1="0.59cm" svg:x2="0.04cm" svg:y2="0.59cm"><text:p/>
</draw:line>
<text:alphabetical-index-mark text:string-value="Garner, Alecia &quot;Allie&quot; Clare (1997-12-26 -  )"/><draw:rect text:anchor-type="paragraph" draw:style-name="CG2b-box_shadow" draw:z-index="0" draw:text-style-name="CG2-Bold" svg:width="6.42cm" svg:height="1.11cm" svg:x="0.23cm" svg:y="4.46cm">
</draw:rect>
<draw:rect text:anchor-type="paragraph" draw:style-name="CG2b-box" draw:text-style-name="CG2-Bold" draw:z-index="1" svg:width="6.42cm" svg:height="1.11cm" svg:x="0.04cm" svg:y="4.27cm">
<text:p text:style-name="CG2-Bold"><text:span text:style-name="FCG2-Bold">Garner, Alecia "Allie" Clare<text:line-break/>b. 1997-12-26</text:span></text:p>
</draw:rect>
<draw:line text:anchor-type="paragraph" draw:z-index="3" draw:style-name="CG2-line" svg:x1="0.00cm" svg:y1="4.82cm" svg:x2="0.04cm" svg:y2="4.82cm"><text:p/>
</draw:line>
<text:alphabetical-index-mark text:string-value="Garner, Melissa Sue (1969-12-03 -  )"/><draw:rect text:anchor-type="paragraph" draw:style-name="CG2b-box_shadow" draw:z-index="0" draw:text-style-name="CG2-Bold" svg:width="6.42cm" svg:height="1.11cm" svg:x="0.23cm" svg:y="9.08cm">
</draw:rect>
<draw:rect text:anchor-type="paragraph" draw:style-name="CG2b-box" draw:text-style-name="CG2-Bold" draw:z-index="1" svg:width="6.42cm" svg:height="1.11cm" svg:x="0.04cm" svg:y="8.89cm">
<text:p text:style-name="CG2-Bold"><text:span text:style-name="FCG2-Bold">Garner, Melissa Sue<text:line-break/>b. 1969-12-03</text:span></text:p>
</draw:rect>
<draw:line text:anchor-type="paragraph" draw:z-index="3" draw:style-name="CG2-line" svg:x1="0.00cm" svg:y1="9.45cm" svg:x2="0.04cm" svg:y2="9.45cm"><text:p/>
</draw:line>
<text:alphabetical-index-mark text:string-value="Martín, Tyler William (1993-11-29 -  )"/><draw:rect text:anchor-type="paragraph" draw:style-name="CG2b-box_shadow" draw:z-index="0" draw:text-style-name="CG2-Bold" svg:width="6.42cm" svg:height="1.11cm" svg:x="7.97cm" svg:y="9.08cm">
</draw:rect>
<draw:rect text:anchor-type="paragraph" draw:style-name="CG2b-box" draw:text-style-name="CG2-Bold" draw:z-index="1" svg:width="6.42cm" svg:height="1.11cm" svg:x="7.78cm" svg:y="8.89cm">
<text:p text:style-name="CG2-Bold"><text:span text:style-name="FCG2-Bold">Martín, Tyler William<text:line-break/>b. 1993-11-29</text:span></text:p>
</draw:rect>
<draw:rect text:anchor-type="paragraph" draw:style-name="CG2-fam-box" draw:text-style-name="CG2-Normal" draw:z-index="1" svg:width="5.93cm" svg:height="0.63cm" svg:x="0.53cm" svg:y="10.39cm">
<text:p text:style-name="CG2-Normal"><text:span text:style-name="FCG2-Normal">m. </text:span></text:p>
</draw:rect>
<draw:line text:anchor-type="paragraph" draw:z-index="3" draw:style-name="CG2-line" svg:x1="6.46cm" svg:y1="10.71cm" svg:x2="7.45cm" svg:y2="10.71cm"><text:p/>
</draw:line>
<draw:line text:anchor-type="paragraph" draw:z-index="3" draw:style-name="CG2-line" svg:x1="7.45cm" svg:y1="9.45cm" svg:x2="7.45cm" svg:y2="10.71cm"><text:p/>
</draw:line>
<draw:line text:anchor-type="paragraph" draw:z-index="3" draw:style-name="CG2-line" svg:x1="7.45cm" svg:y1="9.45cm" svg:x2="7.78cm" svg:y2="9.45cm"><text:p/>
</draw:line>
<text:alphabetical-index-mark text:string-value="Martín, "/><draw:rect text:anchor-type="paragraph" draw:style-name="CG2-box_shadow" draw:z-index="0" draw:text-style-name="CG2-Normal" svg:width="5.93cm" svg:height="1.11cm" svg:x="0.72cm" svg:y="11.62cm">
</draw:rect>
<draw:rect text:anchor-type="paragraph" draw:style-name="CG2-box" draw:text-style-name="CG2-Normal" draw:z-index="1" svg:width="5.93cm" svg:height="1.11cm" svg:x="0.53cm" svg:y="11.43cm">
<text:p text:style-name="CG2-Normal"><text:span text:style-name="FCG2-Normal">Martín<text:line-break/>b. </text:span></text:p>
</draw:rect>
<text:alphabetical-index-mark text:string-value="Garner, Heather Jo (1972-03-14 -  )"/><draw:rect text:anchor-type="paragraph" draw:style-name="CG2b-box_shadow" draw:z-index="0" draw:text-style-name="CG2-Bold" svg:width="6.42cm" svg:height="1.11cm" svg:x="0.23cm" svg:y="13.71cm">
</draw:rect>
<draw:rect text:anchor-type="paragraph" draw:style-name="CG2b-box" draw:text-style-name="CG2-Bold" draw:z-index="1" svg:width="6.42cm" svg:height="1.11cm" svg:x="0.04cm" svg:y="13.52cm">
<text:p text:style-name="CG2-Bold"><text:span text:style-name="FCG2-Bold">Garner, Heather Jo<text:line-break/>b. 1972-03-14</text:span></text:p>
</draw:rect>
<draw:line text:anchor-type="paragraph" draw:z-index="3" draw:style-name="CG2-line" svg:x1="0.00cm" svg:y1="14.08cm" svg:x2="0.04cm" svg:y2="14.08cm"><text:p/>
</draw:line>
<text:alphabetical-index-mark text:string-value="Garner, Regina Lynne (1973-08-27 -  )"/><draw:rect text:anchor-type="paragraph" draw:style-name="CG2b-box_shadow" draw:z-index="0" draw:text-style-name="CG2-Bold" svg:width="6.42cm" svg:height="1.11cm" svg:x="0.23cm" svg:y="15.41cm">
</draw:rect>
<draw:rect text:anchor-type="paragraph" draw:style-name="CG2b-box" draw:text-style-name="CG2-Bold" draw:z-index="1" svg:width="6.42cm" svg:height="1.11cm" svg:x="0.04cm" svg:y="15.22cm">
<text:p text:style-name="CG2-Bold"><text:span text:style-name="FCG2-Bold">Garner, Regina Lynne<text:line-break/>b. 1973-08-27</text:span></text:p>
</draw:rect>
<draw:line text:anchor-type="paragraph" draw:z-index="3" draw:style-name="CG2-line" svg:x1="0.00cm" svg:y1="15.78cm" svg:x2="0.04cm" svg:y2="15.78cm"><text:p/>
</draw:line>
<text:alphabetical-index-mark text:string-value="Garner, Jason Richard (1975-10-20 -  )"/><draw:rect text:anchor-type="paragraph" draw:style-name="CG2b-box_shadow" draw:z-index="0" draw:text-style-name="CG2-Bold" svg:width="6.42cm" svg:height="1.11cm" svg:x="0.23cm" svg:y="17.11cm">
</draw:rect>
<draw:rect text:anchor-type="paragraph" draw:style-name="CG2b-box" draw:text-style-name="CG2-Bold" draw:z-index="1" svg:width="6.42cm" svg:height="1.11cm" svg:x="0.04cm" svg:y="16.92cm">
<text:p text:style-name="CG2-Bold"><text:span text:style-name="FCG2-Bold">Garner, Jason Richard<text:line-break/>b. 1975-10-20</text:span></text:p>
</draw:rect>
<draw:line text:anchor-type="paragraph" draw:z-index="3" draw:style-name="CG2-line" svg:x1="0.00cm" svg:y1="17.47cm" svg:x2="0.04cm" svg:y2="17.47cm"><text:p/>
</draw:line>
<text:alphabetical-index-mark text:string-value="Garner, Victoria Laine"/><draw:rect text:anchor-type="paragraph" draw:style-name="CG2b-box_shadow" draw:z-index="0" draw:text-style-name="CG2-Bold" svg:width="6.42cm" svg:height="1.11cm" svg:x="7.97cm" svg:y="17.11cm">
</draw:rect>
<draw:rect text:anchor-type="paragraph" draw:style-name="CG2b-box" draw:text-style-name="CG2-Bold" draw:z-index="1" svg:width="6.42cm" svg:height="1.11cm" svg:x="7.78cm" svg:y="16.92cm">
<text:p text:style-name="CG2-Bold"><text:span text:style-name="FCG2-Bold">Garner, Victoria Laine<text:line-break/>b. </text:span></text:p>
</draw:rect>
<draw:rect text:anchor-type="paragraph" draw:style-name="CG2-fam-box" draw:text-style-name="CG2-Normal" draw:z-index="1" svg:width="5.93cm" svg:height="0.63cm" svg:x="0.53cm" svg:y="18.42cm">
<text:p text:style-name="CG2-Normal"><text:span text:style-name="FCG2-Normal">m. </text:span></text:p>
</draw:rect>
<draw:line text:anchor-type="paragraph" draw:z-index="3" draw:style-name="CG2-line" svg:x1="6.46cm" svg:y1="18.74cm" svg:x2="7.45cm" svg:y2="18.74cm"><text:p/>
</draw:line>
<draw:line text:anchor-type="paragraph" draw:z-index="3" draw:style-name="CG2-line" svg:x1="7.45cm" svg:y1="17.47cm" svg:x2="7.45cm" svg:y2="19.17cm"><text:p/>
</draw:line>
<draw:line text:anchor-type="paragraph" draw:z-index="3" draw:style-name="CG2-line" svg:x1="7.45cm" svg:y1="17.47cm" svg:x2="7.78cm" svg:y2="17.47cm"><text:p/>
</draw:line>
<draw:line text:anchor-type="paragraph" draw:z-index="3" draw:style-name="CG2-line" svg:x1="7.45cm" svg:y1="19.17cm" svg:x2="7.78cm" svg:y2="19.17cm"><text:p/>
</draw:line>
<text:alphabetical-index-mark text:string-value="Garner, Vanichia Elaine (1993-10-01 -  )"/><draw:rect text:anchor-type="paragraph" draw:style-name="CG2b-box_shadow" draw:z-index="0" draw:text-style-name="CG2-Bold" svg:width="6.42cm" svg:height="1.11cm" svg:x="7.97cm" svg:y="18.81cm">
</draw:rect>
<draw:rect text:anchor-type="paragraph" draw:style-name="CG2b-box" draw:text-style-name="CG2-Bold" draw:z-index="1" svg:width="6.42cm" svg:height="1.11cm" svg:x="7.78cm" svg:y="18.62cm">
<text:p text:style-name="CG2-Bold"><text:span text:style-name="FCG2-Bold">Garner, Vanichia Elaine<text:line-break/>b. 1993-10-01</text:span></text:p>
</draw:rect>
<text:alphabetical-index-mark text:string-value="Harper, ??"/><draw:rect text:anchor-type="paragraph" draw:style-name="CG2-box_shadow" draw:z-index="0" draw:text-style-name="CG2-Normal" svg:width="5.93cm" svg:height="1.11cm" svg:x="0.72cm" svg:y="19.64cm">
</draw:rect>
<draw:rect text:anchor-type="paragraph" draw:style-name="CG2-box" draw:text-style-name="CG2-Normal" draw:z-index="1" svg:width="5.93cm" svg:height="1.11cm" svg:x="0.53cm" svg:y="19.45cm">
<text:p text:style-name="CG2-Normal"><text:span text:style-name="FCG2-Normal">Harper, ??<text:line-break/>b. </text:span></text:p>
</draw:rect>
<text:alphabetical-index-mark text:string-value="Garner, Michael Christopher (1975-06-01 -  )"/><draw:rect text:anchor-type="paragraph" draw:style-name="CG2b-box_shadow" draw:z-index="0" draw:text-style-name="CG2-Bold" svg:width="6.42cm" svg:height="1.11cm" svg:x="0.23cm" svg:y="21.74cm">
</draw:rect>
<draw:rect text:anchor-type="paragraph" draw:style-name="CG2b-box" draw:text-style-name="CG2-Bold" draw:z-index="1" svg:width="6.42cm" svg:height="1.11cm" svg:x="0.04cm" svg:y="21.55cm">
<text:p text:style-name="CG2-Bold"><text:span text:style-name="FCG2-Bold">Garner, Michael Christopher<text:line-break/>b. 1975-06-01</text:span></text:p>
</draw:rect>
<draw:line text:anchor-type="paragraph" draw:z-index="3" draw:style-name="CG2-line" svg:x1="0.00cm" svg:y1="22.10cm" svg:x2="0.04cm" svg:y2="22.10cm"><text:p/>
</draw:line>
</text:p>
      <text:p text:style-name="docgen_page_break">
<draw:rect text:anchor-type="paragraph" draw:style-name="CG2-fam-box" draw:text-style-name="CG2-Normal" draw:z-index="1" svg:width="5.93cm" svg:height="0.63cm" svg:x="8.28cm" svg:y="0.51cm">
<text:p text:style-name="CG2-Normal"><text:span text:style-name="FCG2-Normal">m. </text:span></text:p>
</draw:rect>
<draw:line text:anchor-type="paragraph" draw:z-index="3" draw:style-name="CG2-line" svg:x1="14.20cm" svg:y1="0.83cm" svg:x2="15.20cm" svg:y2="0.83cm"><text:p/>
</draw:line>
<draw:line text:anchor-type="paragraph" draw:z-index="3" draw:style-name="CG2-line" svg:x1="15.20cm" svg:y1="0.00cm" svg:x2="15.20cm" svg:y2="3.32cm"><text:p/>
</draw:line>
<draw:line text:anchor-type="paragraph" draw:z-index="3" draw:style-name="CG2-line" svg:x1="15.20cm" svg:y1="3.32cm" svg:x2="15.53cm" svg:y2="3.32cm"><text:p/>
</draw:line>
<text:alphabetical-index-mark text:string-value="Taylor, Viola"/><draw:rect text:anchor-type="paragraph" draw:style-name="CG2-box_shadow" draw:z-index="0" draw:text-style-name="CG2-Normal" svg:width="5.93cm" svg:height="1.11cm" svg:x="8.47cm" svg:y="1.73cm">
</draw:rect>
<draw:rect text:anchor-type="paragraph" draw:style-name="CG2-box" draw:text-style-name="CG2-Normal" draw:z-index="1" svg:width="5.93cm" svg:height="1.11cm" svg:x="8.28cm" svg:y="1.54cm">
<text:p text:style-name="CG2-Normal"><text:span text:style-name="FCG2-Normal">Taylor, Viola<text:line-break/>b. </text:span></text:p>
</draw:rect>
<text:alphabetical-index-mark text:string-value="Garner, Raymond E. (1878-09-16 - 1921-05-02)"/><draw:rect text:anchor-type="paragraph" draw:style-name="CG2b-box_shadow" draw:z-index="0" draw:text-style-name="CG2-Bold" svg:width="6.42cm" svg:height="1.59cm" svg:x="7.97cm" svg:y="3.43cm">
</draw:rect>
<draw:rect text:anchor-type="paragraph" draw:style-name="CG2b-box" draw:text-style-name="CG2-Bold" draw:z-index="1" svg:width="6.42cm" svg:height="1.59cm" svg:x="7.78cm" svg:y="3.24cm">
<text:p text:style-name="CG2-Bold"><text:span text:style-name="FCG2-Bold">Garner, Raymond E.<text:line-break/>b. 1878-09-16<text:line-break/>d. 1921-05-02</text:span></text:p>
</draw:rect>
<text:alphabetical-index-mark text:string-value="Garner, Jennie S. (1880-09-11 - 1964-06-20)"/><draw:rect text:anchor-type="paragraph" draw:style-name="CG2b-box_shadow" draw:z-index="0" draw:text-style-name="CG2-Bold" svg:width="6.42cm" svg:height="1.59cm" svg:x="7.97cm" svg:y="5.61cm">
</draw:rect>
<draw:rect text:anchor-type="paragraph" draw:style-name="CG2b-box" draw:text-style-name="CG2-Bold" draw:z-index="1" svg:width="6.42cm" svg:height="1.59cm" svg:x="7.78cm" svg:y="5.42cm">
<text:p text:style-name="CG2-Bold"><text:span text:style-name="FCG2-Bold">Garner, Jennie S.<text:line-break/>b. 1880-09-11<text:line-break/>d. 1964-06-20</text:span></text:p>
</draw:rect>
<draw:rect text:anchor-type="paragraph" draw:style-name="CG2-fam-box" draw:text-style-name="CG2-Normal" draw:z-index="1" svg:width="5.93cm" svg:height="0.63cm" svg:x="8.28cm" svg:y="7.39cm">
<text:p text:style-name="CG2-Normal"><text:span text:style-name="FCG2-Normal">m. avant 1911-07-06</text:span></text:p>
</draw:rect>
<draw:line text:anchor-type="paragraph" draw:z-index="3" draw:style-name="CG2-line" svg:x1="14.20cm" svg:y1="7.71cm" svg:x2="15.20cm" svg:y2="7.71cm"><text:p/>
</draw:line>
<draw:line text:anchor-type="paragraph" draw:z-index="3" draw:style-name="CG2-line" svg:x1="15.20cm" svg:y1="5.97cm" svg:x2="15.20cm" svg:y2="11.90cm"><text:p/>
</draw:line>
<draw:line text:anchor-type="paragraph" draw:z-index="3" draw:style-name="CG2-line" svg:x1="15.20cm" svg:y1="5.97cm" svg:x2="15.53cm" svg:y2="5.97cm"><text:p/>
</draw:line>
<draw:line text:anchor-type="paragraph" draw:z-index="3" draw:style-name="CG2-line" svg:x1="15.20cm" svg:y1="7.67cm" svg:x2="15.53cm" svg:y2="7.67cm"><text:p/>
</draw:line>
<draw:line text:anchor-type="paragraph" draw:z-index="3" draw:style-name="CG2-line" svg:x1="15.20cm" svg:y1="11.90cm" svg:x2="15.53cm" svg:y2="11.90cm"><text:p/>
</draw:line>
<text:alphabetical-index-mark text:string-value="Яковлев, George"/><draw:rect text:anchor-type="paragraph" draw:style-name="CG2-box_shadow" draw:z-index="0" draw:text-style-name="CG2-Normal" svg:width="5.93cm" svg:height="1.59cm" svg:x="8.47cm" svg:y="8.62cm">
</draw:rect>
<draw:rect text:anchor-type="paragraph" draw:style-name="CG2-box" draw:text-style-name="CG2-Normal" draw:z-index="1" svg:width="5.93cm" svg:height="1.59cm" svg:x="8.28cm" svg:y="8.43cm">
<text:p text:style-name="CG2-Normal"><text:span text:style-name="FCG2-Normal">Яковлев, George<text:line-break/>b. <text:line-break/>d. </text:span></text:p>
</draw:rect>
<text:alphabetical-index-mark text:string-value="Garner, Walter E. (1882-02-17 - 1946-10-23)"/><draw:rect text:anchor-type="paragraph" draw:style-name="CG2b-box_shadow" draw:z-index="0" draw:text-style-name="CG2-Bold" svg:width="6.42cm" svg:height="1.59cm" svg:x="7.97cm" svg:y="13.63cm">
</draw:rect>
<draw:rect text:anchor-type="paragraph" draw:style-name="CG2b-box" draw:text-style-name="CG2-Bold" draw:z-index="1" svg:width="6.42cm" svg:height="1.59cm" svg:x="7.78cm" svg:y="13.44cm">
<text:p text:style-name="CG2-Bold"><text:span text:style-name="FCG2-Bold">Garner, Walter E.<text:line-break/>b. 1882-02-17<text:line-break/>d. 1946-10-23</text:span></text:p>
</draw:rect>
<draw:rect text:anchor-type="paragraph" draw:style-name="CG2-fam-box" draw:text-style-name="CG2-Normal" draw:z-index="1" svg:width="5.93cm" svg:height="0.63cm" svg:x="8.28cm" svg:y="15.42cm">
<text:p text:style-name="CG2-Normal"><text:span text:style-name="FCG2-Normal">m. </text:span></text:p>
</draw:rect>
<draw:line text:anchor-type="paragraph" draw:z-index="3" draw:style-name="CG2-line" svg:x1="14.20cm" svg:y1="15.74cm" svg:x2="15.20cm" svg:y2="15.74cm"><text:p/>
</draw:line>
<draw:line text:anchor-type="paragraph" draw:z-index="3" draw:style-name="CG2-line" svg:x1="15.20cm" svg:y1="14.00cm" svg:x2="15.20cm" svg:y2="18.23cm"><text:p/>
</draw:line>
<draw:line text:anchor-type="paragraph" draw:z-index="3" draw:style-name="CG2-line" svg:x1="15.20cm" svg:y1="14.00cm" svg:x2="15.53cm" svg:y2="14.00cm"><text:p/>
</draw:line>
<draw:line text:anchor-type="paragraph" draw:z-index="3" draw:style-name="CG2-line" svg:x1="15.20cm" svg:y1="18.23cm" svg:x2="15.53cm" svg:y2="18.23cm"><text:p/>
</draw:line>
<text:alphabetical-index-mark text:string-value="García, Maude"/><draw:rect text:anchor-type="paragraph" draw:style-name="CG2-box_shadow" draw:z-index="0" draw:text-style-name="CG2-Normal" svg:width="5.93cm" svg:height="1.59cm" svg:x="8.47cm" svg:y="16.64cm">
</draw:rect>
<draw:rect text:anchor-type="paragraph" draw:style-name="CG2-box" draw:text-style-name="CG2-Normal" draw:z-index="1" svg:width="5.93cm" svg:height="1.59cm" svg:x="8.28cm" svg:y="16.45cm">
<text:p text:style-name="CG2-Normal"><text:span text:style-name="FCG2-Normal">García, Maude<text:line-break/>b. <text:line-break/>d. </text:span></text:p>
</draw:rect>
<text:alphabetical-index-mark text:string-value="Garner, Daniel Webster (1883-09-30 - 1936-03-02)"/><draw:rect text:anchor-type="paragraph" draw:style-name="CG2b-box_shadow" draw:z-index="0" draw:text-style-name="CG2-Bold" svg:width="6.42cm" svg:height="1.59cm" svg:x="7.97cm" svg:y="18.82cm">
</draw:rect>
<draw:rect text:anchor-type="paragraph" draw:style-name="CG2b-box" draw:text-style-name="CG2-Bold" draw:z-index="1" svg:width="6.42cm" svg:height="1.59cm" svg:x="7.78cm" svg:y="18.62cm">
<text:p text:style-name="CG2-Bold"><text:span text:style-name="FCG2-Bold">Garner, Daniel Webster<text:line-break/>b. 1883-09-30<text:line-break/>d. 1936-03-02</text:span></text:p>
</draw:rect>
<draw:rect text:anchor-type="paragraph" draw:style-name="CG2-fam-box" draw:text-style-name="CG2-Normal" draw:z-index="1" svg:width="5.93cm" svg:height="0.63cm" svg:x="8.28cm" svg:y="20.60cm">
<text:p text:style-name="CG2-Normal"><text:span text:style-name="FCG2-Normal">m. 1907-06-02</text:span></text:p>
</draw:rect>
<text:alphabetical-index-mark text:string-value="Jackson, Cora Ellen"/><draw:rect text:anchor-type="paragraph" draw:style-name="CG2-box_shadow" draw:z-index="0" draw:text-style-name="CG2-Normal" svg:width="5.93cm" svg:height="1.11cm" svg:x="8.47cm" svg:y="21.82cm">
</draw:rect>
<draw:rect text:anchor-type="paragraph" draw:style-name="CG2-box" draw:text-style-name="CG2-Normal" draw:z-index="1" svg:width="5.93cm" svg:height="1.11cm" svg:x="8.28cm" svg:y="21.63cm">
<text:p text:style-name="CG2-Normal"><text:span text:style-name="FCG2-Normal">Jackson, Cora Ellen<text:line-break/>b. </text:span></text:p>
</draw:rect>
<draw:line text:anchor-type="paragraph" draw:z-index="3" draw:style-name="CG2-line" svg:x1="7.45cm" svg:y1="0.00cm" svg:x2="7.45cm" svg:y2="22.86cm"><text:p/>
</draw:line>
<draw:line text:anchor-type="paragraph" draw:z-index="3" draw:style-name="CG2-line" svg:x1="7.45cm" svg:y1="4.04cm" svg:x2="7.78cm" svg:y2="4.04cm"><text:p/>
</draw:line>
<draw:line text:anchor-type="paragraph" draw:z-index="3" draw:style-name="CG2-line" svg:x1="7.45cm" svg:y1="6.21cm" svg:x2="7.78cm" svg:y2="6.21cm"><text:p/>
</draw:line>
<draw:line text:anchor-type="paragraph" draw:z-index="3" draw:style-name="CG2-line" svg:x1="7.45cm" svg:y1="14.24cm" svg:x2="7.78cm" svg:y2="14.24cm"><text:p/>
</draw:line>
<draw:line text:anchor-type="paragraph" draw:z-index="3" draw:style-name="CG2-line" svg:x1="7.45cm" svg:y1="19.42cm" svg:x2="7.78cm" svg:y2="19.42cm"><text:p/>
</draw:line>
</text:p>
      <text:p text:style-name="docgen_page_break">
<draw:rect text:anchor-type="paragraph" draw:style-name="CG2-fam-box" draw:text-style-name="CG2-Normal" draw:z-index="1" svg:width="5.93cm" svg:height="0.63cm" svg:x="0.53cm" svg:y="0.04cm">
<text:p text:style-name="CG2-Normal"><text:span text:style-name="FCG2-Normal">m. </text:span></text:p>
</draw:rect>
<draw:rect text:anchor-type="paragraph" draw:style-name="CG2-fam-box" draw:text-style-name="CG2-Normal" draw:z-index="1" svg:width="5.93cm" svg:height="0.63cm" svg:x="8.28cm" svg:y="0.82cm">
<text:p text:style-name="CG2-Normal"><text:span text:style-name="FCG2-Normal">m. 1970-08-08</text:span></text:p>
</draw:rect>
<draw:line text:anchor-type="paragraph" draw:z-index="3" draw:style-name="CG2-line" svg:x1="14.20cm" svg:y1="1.14cm" svg:x2="15.20cm" svg:y2="1.14cm"><text:p/>
</draw:line>
<draw:line text:anchor-type="paragraph" draw:z-index="3" draw:style-name="CG2-line" svg:x1="15.20cm" svg:y1="0.00cm" svg:x2="15.20cm" svg:y2="1.58cm"><text:p/>
</draw:line>
<draw:line text:anchor-type="paragraph" draw:z-index="3" draw:style-name="CG2-line" svg:x1="15.20cm" svg:y1="1.58cm" svg:x2="15.53cm" svg:y2="1.58cm"><text:p/>
</draw:line>
<text:alphabetical-index-mark text:string-value="Burgess, Edward"/><draw:rect text:anchor-type="paragraph" draw:style-name="CG2-box_shadow" draw:z-index="0" draw:text-style-name="CG2-Normal" svg:width="5.93cm" svg:height="1.11cm" svg:x="0.72cm" svg:y="1.26cm">
</draw:rect>
<draw:rect text:anchor-type="paragraph" draw:style-name="CG2-box" draw:text-style-name="CG2-Normal" draw:z-index="1" svg:width="5.93cm" svg:height="1.11cm" svg:x="0.53cm" svg:y="1.07cm">
<text:p text:style-name="CG2-Normal"><text:span text:style-name="FCG2-Normal">Burgess, Edward<text:line-break/>b. </text:span></text:p>
</draw:rect>
<text:alphabetical-index-mark text:string-value="Gibbs, Sharon"/><draw:rect text:anchor-type="paragraph" draw:style-name="CG2-box_shadow" draw:z-index="0" draw:text-style-name="CG2-Normal" svg:width="5.93cm" svg:height="1.11cm" svg:x="8.47cm" svg:y="2.04cm">
</draw:rect>
<draw:rect text:anchor-type="paragraph" draw:style-name="CG2-box" draw:text-style-name="CG2-Normal" draw:z-index="1" svg:width="5.93cm" svg:height="1.11cm" svg:x="8.28cm" svg:y="1.85cm">
<text:p text:style-name="CG2-Normal"><text:span text:style-name="FCG2-Normal">Gibbs, Sharon<text:line-break/>b. </text:span></text:p>
</draw:rect>
<text:alphabetical-index-mark text:string-value="Garner, Victor"/><draw:rect text:anchor-type="paragraph" draw:style-name="CG2b-box_shadow" draw:z-index="0" draw:text-style-name="CG2-Bold" svg:width="6.42cm" svg:height="1.11cm" svg:x="0.23cm" svg:y="2.96cm">
</draw:rect>
<draw:rect text:anchor-type="paragraph" draw:style-name="CG2b-box" draw:text-style-name="CG2-Bold" draw:z-index="1" svg:width="6.42cm" svg:height="1.11cm" svg:x="0.04cm" svg:y="2.77cm">
<text:p text:style-name="CG2-Bold"><text:span text:style-name="FCG2-Bold">Garner, Victor<text:line-break/>b. </text:span></text:p>
</draw:rect>
<draw:line text:anchor-type="paragraph" draw:z-index="3" draw:style-name="CG2-line" svg:x1="0.00cm" svg:y1="3.32cm" svg:x2="0.04cm" svg:y2="3.32cm"><text:p/>
</draw:line>
<text:alphabetical-index-mark text:string-value="Garner, Barbara Jo (1949-11-08 -  )"/><draw:rect text:anchor-type="paragraph" draw:style-name="CG2b-box_shadow" draw:z-index="0" draw:text-style-name="CG2-Bold" svg:width="6.42cm" svg:height="1.11cm" svg:x="7.97cm" svg:y="3.74cm">
</draw:rect>
<draw:rect text:anchor-type="paragraph" draw:style-name="CG2b-box" draw:text-style-name="CG2-Bold" draw:z-index="1" svg:width="6.42cm" svg:height="1.11cm" svg:x="7.78cm" svg:y="3.55cm">
<text:p text:style-name="CG2-Bold"><text:span text:style-name="FCG2-Bold">Garner, Barbara Jo<text:line-break/>b. 1949-11-08</text:span></text:p>
</draw:rect>
<draw:rect text:anchor-type="paragraph" draw:style-name="CG2-fam-box" draw:text-style-name="CG2-Normal" draw:z-index="1" svg:width="5.93cm" svg:height="0.63cm" svg:x="8.28cm" svg:y="5.05cm">
<text:p text:style-name="CG2-Normal"><text:span text:style-name="FCG2-Normal">m. </text:span></text:p>
</draw:rect>
<draw:line text:anchor-type="paragraph" draw:z-index="3" draw:style-name="CG2-line" svg:x1="14.20cm" svg:y1="5.37cm" svg:x2="15.20cm" svg:y2="5.37cm"><text:p/>
</draw:line>
<draw:line text:anchor-type="paragraph" draw:z-index="3" draw:style-name="CG2-line" svg:x1="15.20cm" svg:y1="4.11cm" svg:x2="15.20cm" svg:y2="5.37cm"><text:p/>
</draw:line>
<draw:line text:anchor-type="paragraph" draw:z-index="3" draw:style-name="CG2-line" svg:x1="15.20cm" svg:y1="4.11cm" svg:x2="15.53cm" svg:y2="4.11cm"><text:p/>
</draw:line>
<text:alphabetical-index-mark text:string-value="Яковлев, Everett"/><draw:rect text:anchor-type="paragraph" draw:style-name="CG2b-box_shadow" draw:z-index="0" draw:text-style-name="CG2-Bold" svg:width="6.42cm" svg:height="1.11cm" svg:x="0.23cm" svg:y="5.61cm">
</draw:rect>
<draw:rect text:anchor-type="paragraph" draw:style-name="CG2b-box" draw:text-style-name="CG2-Bold" draw:z-index="1" svg:width="6.42cm" svg:height="1.11cm" svg:x="0.04cm" svg:y="5.42cm">
<text:p text:style-name="CG2-Bold"><text:span text:style-name="FCG2-Bold">Яковлев, Everett<text:line-break/>b. </text:span></text:p>
</draw:rect>
<draw:line text:anchor-type="paragraph" draw:z-index="3" draw:style-name="CG2-line" svg:x1="0.00cm" svg:y1="5.97cm" svg:x2="0.04cm" svg:y2="5.97cm"><text:p/>
</draw:line>
<text:alphabetical-index-mark text:string-value="Díez, William George"/><draw:rect text:anchor-type="paragraph" draw:style-name="CG2-box_shadow" draw:z-index="0" draw:text-style-name="CG2-Normal" svg:width="5.93cm" svg:height="1.11cm" svg:x="8.47cm" svg:y="6.27cm">
</draw:rect>
<draw:rect text:anchor-type="paragraph" draw:style-name="CG2-box" draw:text-style-name="CG2-Normal" draw:z-index="1" svg:width="5.93cm" svg:height="1.11cm" svg:x="8.28cm" svg:y="6.08cm">
<text:p text:style-name="CG2-Normal"><text:span text:style-name="FCG2-Normal">Díez, William George<text:line-break/>b. </text:span></text:p>
</draw:rect>
<text:alphabetical-index-mark text:string-value="Яковлев, Esther Faye"/><draw:rect text:anchor-type="paragraph" draw:style-name="CG2b-box_shadow" draw:z-index="0" draw:text-style-name="CG2-Bold" svg:width="6.42cm" svg:height="1.11cm" svg:x="0.23cm" svg:y="7.31cm">
</draw:rect>
<draw:rect text:anchor-type="paragraph" draw:style-name="CG2b-box" draw:text-style-name="CG2-Bold" draw:z-index="1" svg:width="6.42cm" svg:height="1.11cm" svg:x="0.04cm" svg:y="7.12cm">
<text:p text:style-name="CG2-Bold"><text:span text:style-name="FCG2-Bold">Яковлев, Esther Faye<text:line-break/>b. </text:span></text:p>
</draw:rect>
<draw:line text:anchor-type="paragraph" draw:z-index="3" draw:style-name="CG2-line" svg:x1="0.00cm" svg:y1="7.67cm" svg:x2="0.04cm" svg:y2="7.67cm"><text:p/>
</draw:line>
<text:alphabetical-index-mark text:string-value="Garner, Kathryn Mary (1952-09-10 -  )"/><draw:rect text:anchor-type="paragraph" draw:style-name="CG2b-box_shadow" draw:z-index="0" draw:text-style-name="CG2-Bold" svg:width="6.42cm" svg:height="1.11cm" svg:x="7.97cm" svg:y="7.97cm">
</draw:rect>
<draw:rect text:anchor-type="paragraph" draw:style-name="CG2b-box" draw:text-style-name="CG2-Bold" draw:z-index="1" svg:width="6.42cm" svg:height="1.11cm" svg:x="7.78cm" svg:y="7.78cm">
<text:p text:style-name="CG2-Bold"><text:span text:style-name="FCG2-Bold">Garner, Kathryn Mary<text:line-break/>b. 1952-09-10</text:span></text:p>
</draw:rect>
<draw:rect text:anchor-type="paragraph" draw:style-name="CG2-fam-box" draw:text-style-name="CG2-Normal" draw:z-index="1" svg:width="5.93cm" svg:height="0.63cm" svg:x="0.53cm" svg:y="8.62cm">
<text:p text:style-name="CG2-Normal"><text:span text:style-name="FCG2-Normal">m. </text:span></text:p>
</draw:rect>
<draw:rect text:anchor-type="paragraph" draw:style-name="CG2-fam-box" draw:text-style-name="CG2-Normal" draw:z-index="1" svg:width="5.93cm" svg:height="0.63cm" svg:x="8.28cm" svg:y="9.28cm">
<text:p text:style-name="CG2-Normal"><text:span text:style-name="FCG2-Normal">m. 1975-02-08</text:span></text:p>
</draw:rect>
<draw:line text:anchor-type="paragraph" draw:z-index="3" draw:style-name="CG2-line" svg:x1="14.20cm" svg:y1="9.60cm" svg:x2="15.20cm" svg:y2="9.60cm"><text:p/>
</draw:line>
<draw:line text:anchor-type="paragraph" draw:z-index="3" draw:style-name="CG2-line" svg:x1="15.20cm" svg:y1="8.34cm" svg:x2="15.20cm" svg:y2="15.97cm"><text:p/>
</draw:line>
<draw:line text:anchor-type="paragraph" draw:z-index="3" draw:style-name="CG2-line" svg:x1="15.20cm" svg:y1="8.34cm" svg:x2="15.53cm" svg:y2="8.34cm"><text:p/>
</draw:line>
<draw:line text:anchor-type="paragraph" draw:z-index="3" draw:style-name="CG2-line" svg:x1="15.20cm" svg:y1="10.04cm" svg:x2="15.53cm" svg:y2="10.04cm"><text:p/>
</draw:line>
<draw:line text:anchor-type="paragraph" draw:z-index="3" draw:style-name="CG2-line" svg:x1="15.20cm" svg:y1="14.27cm" svg:x2="15.53cm" svg:y2="14.27cm"><text:p/>
</draw:line>
<draw:line text:anchor-type="paragraph" draw:z-index="3" draw:style-name="CG2-line" svg:x1="15.20cm" svg:y1="15.97cm" svg:x2="15.53cm" svg:y2="15.97cm"><text:p/>
</draw:line>
<text:alphabetical-index-mark text:string-value="Arnold, ???????"/><draw:rect text:anchor-type="paragraph" draw:style-name="CG2-box_shadow" draw:z-index="0" draw:text-style-name="CG2-Normal" svg:width="5.93cm" svg:height="1.11cm" svg:x="0.72cm" svg:y="9.84cm">
</draw:rect>
<draw:rect text:anchor-type="paragraph" draw:style-name="CG2-box" draw:text-style-name="CG2-Normal" draw:z-index="1" svg:width="5.93cm" svg:height="1.11cm" svg:x="0.53cm" svg:y="9.65cm">
<text:p text:style-name="CG2-Normal"><text:span text:style-name="FCG2-Normal">Arnold, ???????<text:line-break/>b. </text:span></text:p>
</draw:rect>
<text:alphabetical-index-mark text:string-value="Сергеев, Dennis"/><draw:rect text:anchor-type="paragraph" draw:style-name="CG2-box_shadow" draw:z-index="0" draw:text-style-name="CG2-Normal" svg:width="5.93cm" svg:height="1.11cm" svg:x="8.47cm" svg:y="10.50cm">
</draw:rect>
<draw:rect text:anchor-type="paragraph" draw:style-name="CG2-box" draw:text-style-name="CG2-Normal" draw:z-index="1" svg:width="5.93cm" svg:height="1.11cm" svg:x="8.28cm" svg:y="10.31cm">
<text:p text:style-name="CG2-Normal"><text:span text:style-name="FCG2-Normal">Сергеев, Dennis<text:line-break/>b. </text:span></text:p>
</draw:rect>
<text:alphabetical-index-mark text:string-value="Яковлев, Georgia"/><draw:rect text:anchor-type="paragraph" draw:style-name="CG2b-box_shadow" draw:z-index="0" draw:text-style-name="CG2-Bold" svg:width="6.42cm" svg:height="1.11cm" svg:x="0.23cm" svg:y="11.54cm">
</draw:rect>
<draw:rect text:anchor-type="paragraph" draw:style-name="CG2b-box" draw:text-style-name="CG2-Bold" draw:z-index="1" svg:width="6.42cm" svg:height="1.11cm" svg:x="0.04cm" svg:y="11.35cm">
<text:p text:style-name="CG2-Bold"><text:span text:style-name="FCG2-Bold">Яковлев, Georgia<text:line-break/>b. </text:span></text:p>
</draw:rect>
<draw:line text:anchor-type="paragraph" draw:z-index="3" draw:style-name="CG2-line" svg:x1="0.00cm" svg:y1="11.90cm" svg:x2="0.04cm" svg:y2="11.90cm"><text:p/>
</draw:line>
<text:alphabetical-index-mark text:string-value="Garner, Maude"/><draw:rect text:anchor-type="paragraph" draw:style-name="CG2b-box_shadow" draw:z-index="0" draw:text-style-name="CG2-Bold" svg:width="6.42cm" svg:height="1.11cm" svg:x="0.23cm" svg:y="13.63cm">
</draw:rect>
<draw:rect text:anchor-type="paragraph" draw:style-name="CG2b-box" draw:text-style-name="CG2-Bold" draw:z-index="1" svg:width="6.42cm" svg:height="1.11cm" svg:x="0.04cm" svg:y="13.44cm">
<text:p text:style-name="CG2-Bold"><text:span text:style-name="FCG2-Bold">Garner, Maude<text:line-break/>b. </text:span></text:p>
</draw:rect>
<draw:line text:anchor-type="paragraph" draw:z-index="3" draw:style-name="CG2-line" svg:x1="0.00cm" svg:y1="14.00cm" svg:x2="0.04cm" svg:y2="14.00cm"><text:p/>
</draw:line>
<draw:rect text:anchor-type="paragraph" draw:style-name="CG2-fam-box" draw:text-style-name="CG2-Normal" draw:z-index="1" svg:width="5.93cm" svg:height="0.63cm" svg:x="0.53cm" svg:y="14.94cm">
<text:p text:style-name="CG2-Normal"><text:span text:style-name="FCG2-Normal">m. </text:span></text:p>
</draw:rect>
<text:alphabetical-index-mark text:string-value="Cooper, ???????"/><draw:rect text:anchor-type="paragraph" draw:style-name="CG2-box_shadow" draw:z-index="0" draw:text-style-name="CG2-Normal" svg:width="5.93cm" svg:height="1.11cm" svg:x="0.72cm" svg:y="16.16cm">
</draw:rect>
<draw:rect text:anchor-type="paragraph" draw:style-name="CG2-box" draw:text-style-name="CG2-Normal" draw:z-index="1" svg:width="5.93cm" svg:height="1.11cm" svg:x="0.53cm" svg:y="15.97cm">
<text:p text:style-name="CG2-Normal"><text:span text:style-name="FCG2-Normal">Cooper, ???????<text:line-break/>b. </text:span></text:p>
</draw:rect>
<text:alphabetical-index-mark text:string-value="Garner, Peter George (1954-08-05 -  )"/><draw:rect text:anchor-type="paragraph" draw:style-name="CG2b-box_shadow" draw:z-index="0" draw:text-style-name="CG2-Bold" svg:width="6.42cm" svg:height="1.11cm" svg:x="7.97cm" svg:y="17.70cm">
</draw:rect>
<draw:rect text:anchor-type="paragraph" draw:style-name="CG2b-box" draw:text-style-name="CG2-Bold" draw:z-index="1" svg:width="6.42cm" svg:height="1.11cm" svg:x="7.78cm" svg:y="17.51cm">
<text:p text:style-name="CG2-Bold"><text:span text:style-name="FCG2-Bold">Garner, Peter George<text:line-break/>b. 1954-08-05</text:span></text:p>
</draw:rect>
<text:alphabetical-index-mark text:string-value="Garner, Marguarite"/><draw:rect text:anchor-type="paragraph" draw:style-name="CG2b-box_shadow" draw:z-index="0" draw:text-style-name="CG2-Bold" svg:width="6.42cm" svg:height="1.11cm" svg:x="0.23cm" svg:y="17.86cm">
</draw:rect>
<draw:rect text:anchor-type="paragraph" draw:style-name="CG2b-box" draw:text-style-name="CG2-Bold" draw:z-index="1" svg:width="6.42cm" svg:height="1.11cm" svg:x="0.04cm" svg:y="17.67cm">
<text:p text:style-name="CG2-Bold"><text:span text:style-name="FCG2-Bold">Garner, Marguarite<text:line-break/>b. </text:span></text:p>
</draw:rect>
<draw:line text:anchor-type="paragraph" draw:z-index="3" draw:style-name="CG2-line" svg:x1="0.00cm" svg:y1="18.23cm" svg:x2="0.04cm" svg:y2="18.23cm"><text:p/>
</draw:line>
<draw:rect text:anchor-type="paragraph" draw:style-name="CG2-fam-box" draw:text-style-name="CG2-Normal" draw:z-index="1" svg:width="5.93cm" svg:height="0.63cm" svg:x="8.28cm" svg:y="19.01cm">
<text:p text:style-name="CG2-Normal"><text:span text:style-name="FCG2-Normal">m. 1976-01-25</text:span></text:p>
</draw:rect>
<draw:line text:anchor-type="paragraph" draw:z-index="3" draw:style-name="CG2-line" svg:x1="14.20cm" svg:y1="19.32cm" svg:x2="15.20cm" svg:y2="19.32cm"><text:p/>
</draw:line>
<draw:line text:anchor-type="paragraph" draw:z-index="3" draw:style-name="CG2-line" svg:x1="15.20cm" svg:y1="18.06cm" svg:x2="15.20cm" svg:y2="19.76cm"><text:p/>
</draw:line>
<draw:line text:anchor-type="paragraph" draw:z-index="3" draw:style-name="CG2-line" svg:x1="15.20cm" svg:y1="18.06cm" svg:x2="15.53cm" svg:y2="18.06cm"><text:p/>
</draw:line>
<draw:line text:anchor-type="paragraph" draw:z-index="3" draw:style-name="CG2-line" svg:x1="15.20cm" svg:y1="19.76cm" svg:x2="15.53cm" svg:y2="19.76cm"><text:p/>
</draw:line>
<text:alphabetical-index-mark text:string-value="Gibbs, Joy"/><draw:rect text:anchor-type="paragraph" draw:style-name="CG2-box_shadow" draw:z-index="0" draw:text-style-name="CG2-Normal" svg:width="5.93cm" svg:height="1.11cm" svg:x="8.47cm" svg:y="20.23cm">
</draw:rect>
<draw:rect text:anchor-type="paragraph" draw:style-name="CG2-box" draw:text-style-name="CG2-Normal" draw:z-index="1" svg:width="5.93cm" svg:height="1.11cm" svg:x="8.28cm" svg:y="20.04cm">
<text:p text:style-name="CG2-Normal"><text:span text:style-name="FCG2-Normal">Gibbs, Joy<text:line-break/>b. </text:span></text:p>
</draw:rect>
<draw:line text:anchor-type="paragraph" draw:z-index="3" draw:style-name="CG2-line" svg:x1="7.45cm" svg:y1="0.00cm" svg:x2="7.45cm" svg:y2="22.86cm"><text:p/>
</draw:line>
<draw:line text:anchor-type="paragraph" draw:z-index="3" draw:style-name="CG2-line" svg:x1="7.45cm" svg:y1="4.11cm" svg:x2="7.78cm" svg:y2="4.11cm"><text:p/>
</draw:line>
<draw:line text:anchor-type="paragraph" draw:z-index="3" draw:style-name="CG2-line" svg:x1="7.45cm" svg:y1="8.34cm" svg:x2="7.78cm" svg:y2="8.34cm"><text:p/>
</draw:line>
<draw:line text:anchor-type="paragraph" draw:z-index="3" draw:style-name="CG2-line" svg:x1="7.45cm" svg:y1="18.06cm" svg:x2="7.78cm" svg:y2="18.06cm"><text:p/>
</draw:line>
</text:p>
      <text:p text:style-name="docgen_page_break">
<text:alphabetical-index-mark text:string-value="Garner, Megan Ann (1978-07-17 -  )"/><draw:rect text:anchor-type="paragraph" draw:style-name="CG2b-box_shadow" draw:z-index="0" draw:text-style-name="CG2-Bold" svg:width="6.42cm" svg:height="1.11cm" svg:x="0.23cm" svg:y="1.21cm">
</draw:rect>
<draw:rect text:anchor-type="paragraph" draw:style-name="CG2b-box" draw:text-style-name="CG2-Bold" draw:z-index="1" svg:width="6.42cm" svg:height="1.11cm" svg:x="0.04cm" svg:y="1.02cm">
<text:p text:style-name="CG2-Bold"><text:span text:style-name="FCG2-Bold">Garner, Megan Ann<text:line-break/>b. 1978-07-17</text:span></text:p>
</draw:rect>
<draw:line text:anchor-type="paragraph" draw:z-index="3" draw:style-name="CG2-line" svg:x1="0.00cm" svg:y1="1.58cm" svg:x2="0.04cm" svg:y2="1.58cm"><text:p/>
</draw:line>
<text:alphabetical-index-mark text:string-value="Díez, William George Jr. (1972-10-10 -  )"/><draw:rect text:anchor-type="paragraph" draw:style-name="CG2b-box_shadow" draw:z-index="0" draw:text-style-name="CG2-Bold" svg:width="6.42cm" svg:height="1.11cm" svg:x="0.23cm" svg:y="3.74cm">
</draw:rect>
<draw:rect text:anchor-type="paragraph" draw:style-name="CG2b-box" draw:text-style-name="CG2-Bold" draw:z-index="1" svg:width="6.42cm" svg:height="1.11cm" svg:x="0.04cm" svg:y="3.55cm">
<text:p text:style-name="CG2-Bold"><text:span text:style-name="FCG2-Bold">Díez, William George Jr.<text:line-break/>b. 1972-10-10</text:span></text:p>
</draw:rect>
<draw:line text:anchor-type="paragraph" draw:z-index="3" draw:style-name="CG2-line" svg:x1="0.00cm" svg:y1="4.11cm" svg:x2="0.04cm" svg:y2="4.11cm"><text:p/>
</draw:line>
<text:alphabetical-index-mark text:string-value="Сергеев, Jon Dennis (1978-02-10 -  )"/><draw:rect text:anchor-type="paragraph" draw:style-name="CG2b-box_shadow" draw:z-index="0" draw:text-style-name="CG2-Bold" svg:width="6.42cm" svg:height="1.11cm" svg:x="0.23cm" svg:y="7.97cm">
</draw:rect>
<draw:rect text:anchor-type="paragraph" draw:style-name="CG2b-box" draw:text-style-name="CG2-Bold" draw:z-index="1" svg:width="6.42cm" svg:height="1.11cm" svg:x="0.04cm" svg:y="7.78cm">
<text:p text:style-name="CG2-Bold"><text:span text:style-name="FCG2-Bold">Сергеев, Jon Dennis<text:line-break/>b. 1978-02-10</text:span></text:p>
</draw:rect>
<draw:line text:anchor-type="paragraph" draw:z-index="3" draw:style-name="CG2-line" svg:x1="0.00cm" svg:y1="8.34cm" svg:x2="0.04cm" svg:y2="8.34cm"><text:p/>
</draw:line>
<text:alphabetical-index-mark text:string-value="Сергеев, Adria Maria (1971-06-01 -  )"/><draw:rect text:anchor-type="paragraph" draw:style-name="CG2b-box_shadow" draw:z-index="0" draw:text-style-name="CG2-Bold" svg:width="6.42cm" svg:height="1.11cm" svg:x="0.23cm" svg:y="9.67cm">
</draw:rect>
<draw:rect text:anchor-type="paragraph" draw:style-name="CG2b-box" draw:text-style-name="CG2-Bold" draw:z-index="1" svg:width="6.42cm" svg:height="1.11cm" svg:x="0.04cm" svg:y="9.48cm">
<text:p text:style-name="CG2-Bold"><text:span text:style-name="FCG2-Bold">Сергеев, Adria Maria<text:line-break/>b. 1971-06-01</text:span></text:p>
</draw:rect>
<draw:line text:anchor-type="paragraph" draw:z-index="3" draw:style-name="CG2-line" svg:x1="0.00cm" svg:y1="10.04cm" svg:x2="0.04cm" svg:y2="10.04cm"><text:p/>
</draw:line>
<draw:rect text:anchor-type="paragraph" draw:style-name="CG2-fam-box" draw:text-style-name="CG2-Normal" draw:z-index="1" svg:width="5.93cm" svg:height="0.63cm" svg:x="0.53cm" svg:y="10.98cm">
<text:p text:style-name="CG2-Normal"><text:span text:style-name="FCG2-Normal">m. 1993-06-00</text:span></text:p>
</draw:rect>
<text:alphabetical-index-mark text:string-value="Demers, ??"/><draw:rect text:anchor-type="paragraph" draw:style-name="CG2-box_shadow" draw:z-index="0" draw:text-style-name="CG2-Normal" svg:width="5.93cm" svg:height="1.11cm" svg:x="0.72cm" svg:y="12.20cm">
</draw:rect>
<draw:rect text:anchor-type="paragraph" draw:style-name="CG2-box" draw:text-style-name="CG2-Normal" draw:z-index="1" svg:width="5.93cm" svg:height="1.11cm" svg:x="0.53cm" svg:y="12.01cm">
<text:p text:style-name="CG2-Normal"><text:span text:style-name="FCG2-Normal">Demers, ??<text:line-break/>b. </text:span></text:p>
</draw:rect>
<text:alphabetical-index-mark text:string-value="Сергеев, Jacqueline Denise (1981-01-18 -  )"/><draw:rect text:anchor-type="paragraph" draw:style-name="CG2b-box_shadow" draw:z-index="0" draw:text-style-name="CG2-Bold" svg:width="6.42cm" svg:height="1.11cm" svg:x="0.23cm" svg:y="13.90cm">
</draw:rect>
<draw:rect text:anchor-type="paragraph" draw:style-name="CG2b-box" draw:text-style-name="CG2-Bold" draw:z-index="1" svg:width="6.42cm" svg:height="1.11cm" svg:x="0.04cm" svg:y="13.71cm">
<text:p text:style-name="CG2-Bold"><text:span text:style-name="FCG2-Bold">Сергеев, Jacqueline Denise<text:line-break/>b. 1981-01-18</text:span></text:p>
</draw:rect>
<draw:line text:anchor-type="paragraph" draw:z-index="3" draw:style-name="CG2-line" svg:x1="0.00cm" svg:y1="14.27cm" svg:x2="0.04cm" svg:y2="14.27cm"><text:p/>
</draw:line>
<text:alphabetical-index-mark text:string-value="Сергеев, Joshua David (1984-04-07 -  )"/><draw:rect text:anchor-type="paragraph" draw:style-name="CG2b-box_shadow" draw:z-index="0" draw:text-style-name="CG2-Bold" svg:width="6.42cm" svg:height="1.11cm" svg:x="0.23cm" svg:y="15.60cm">
</draw:rect>
<draw:rect text:anchor-type="paragraph" draw:style-name="CG2b-box" draw:text-style-name="CG2-Bold" draw:z-index="1" svg:width="6.42cm" svg:height="1.11cm" svg:x="0.04cm" svg:y="15.41cm">
<text:p text:style-name="CG2-Bold"><text:span text:style-name="FCG2-Bold">Сергеев, Joshua David<text:line-break/>b. 1984-04-07</text:span></text:p>
</draw:rect>
<draw:line text:anchor-type="paragraph" draw:z-index="3" draw:style-name="CG2-line" svg:x1="0.00cm" svg:y1="15.97cm" svg:x2="0.04cm" svg:y2="15.97cm"><text:p/>
</draw:line>
<text:alphabetical-index-mark text:string-value="Garner, Allison Renee (1984-03-20 -  )"/><draw:rect text:anchor-type="paragraph" draw:style-name="CG2b-box_shadow" draw:z-index="0" draw:text-style-name="CG2-Bold" svg:width="6.42cm" svg:height="1.11cm" svg:x="0.23cm" svg:y="17.70cm">
</draw:rect>
<draw:rect text:anchor-type="paragraph" draw:style-name="CG2b-box" draw:text-style-name="CG2-Bold" draw:z-index="1" svg:width="6.42cm" svg:height="1.11cm" svg:x="0.04cm" svg:y="17.51cm">
<text:p text:style-name="CG2-Bold"><text:span text:style-name="FCG2-Bold">Garner, Allison Renee<text:line-break/>b. 1984-03-20</text:span></text:p>
</draw:rect>
<draw:line text:anchor-type="paragraph" draw:z-index="3" draw:style-name="CG2-line" svg:x1="0.00cm" svg:y1="18.06cm" svg:x2="0.04cm" svg:y2="18.06cm"><text:p/>
</draw:line>
<text:alphabetical-index-mark text:string-value="Garner, Amy Elizabeth (1989-04-11 -  )"/><draw:rect text:anchor-type="paragraph" draw:style-name="CG2b-box_shadow" draw:z-index="0" draw:text-style-name="CG2-Bold" svg:width="6.42cm" svg:height="1.11cm" svg:x="0.23cm" svg:y="19.39cm">
</draw:rect>
<draw:rect text:anchor-type="paragraph" draw:style-name="CG2b-box" draw:text-style-name="CG2-Bold" draw:z-index="1" svg:width="6.42cm" svg:height="1.11cm" svg:x="0.04cm" svg:y="19.20cm">
<text:p text:style-name="CG2-Bold"><text:span text:style-name="FCG2-Bold">Garner, Amy Elizabeth<text:line-break/>b. 1989-04-11</text:span></text:p>
</draw:rect>
<draw:line text:anchor-type="paragraph" draw:z-index="3" draw:style-name="CG2-line" svg:x1="0.00cm" svg:y1="19.76cm" svg:x2="0.04cm" svg:y2="19.76cm"><text:p/>
</draw:line>
</text:p>
      <text:p text:style-name="docgen_page_break">
<text:alphabetical-index-mark text:string-value="Garner, Bertha P. (1888-03-13 - 1918-04-05)"/><draw:rect text:anchor-type="paragraph" draw:style-name="CG2b-box_shadow" draw:z-index="0" draw:text-style-name="CG2-Bold" svg:width="6.42cm" svg:height="1.59cm" svg:x="7.97cm" svg:y="1.82cm">
</draw:rect>
<draw:rect text:anchor-type="paragraph" draw:style-name="CG2b-box" draw:text-style-name="CG2-Bold" draw:z-index="1" svg:width="6.42cm" svg:height="1.59cm" svg:x="7.78cm" svg:y="1.63cm">
<text:p text:style-name="CG2-Bold"><text:span text:style-name="FCG2-Bold">Garner, Bertha P.<text:line-break/>b. 1888-03-13<text:line-break/>d. 1918-04-05</text:span></text:p>
</draw:rect>
<draw:rect text:anchor-type="paragraph" draw:style-name="CG2-fam-box" draw:text-style-name="CG2-Normal" draw:z-index="1" svg:width="5.93cm" svg:height="0.63cm" svg:x="8.28cm" svg:y="3.61cm">
<text:p text:style-name="CG2-Normal"><text:span text:style-name="FCG2-Normal">m. 1907-11-16</text:span></text:p>
</draw:rect>
<draw:line text:anchor-type="paragraph" draw:z-index="3" draw:style-name="CG2-line" svg:x1="14.20cm" svg:y1="3.92cm" svg:x2="15.20cm" svg:y2="3.92cm"><text:p/>
</draw:line>
<draw:line text:anchor-type="paragraph" draw:z-index="3" draw:style-name="CG2-line" svg:x1="15.20cm" svg:y1="2.19cm" svg:x2="15.20cm" svg:y2="7.28cm"><text:p/>
</draw:line>
<draw:line text:anchor-type="paragraph" draw:z-index="3" draw:style-name="CG2-line" svg:x1="15.20cm" svg:y1="2.19cm" svg:x2="15.53cm" svg:y2="2.19cm"><text:p/>
</draw:line>
<draw:line text:anchor-type="paragraph" draw:z-index="3" draw:style-name="CG2-line" svg:x1="15.20cm" svg:y1="3.88cm" svg:x2="15.53cm" svg:y2="3.88cm"><text:p/>
</draw:line>
<draw:line text:anchor-type="paragraph" draw:z-index="3" draw:style-name="CG2-line" svg:x1="15.20cm" svg:y1="5.58cm" svg:x2="15.53cm" svg:y2="5.58cm"><text:p/>
</draw:line>
<draw:line text:anchor-type="paragraph" draw:z-index="3" draw:style-name="CG2-line" svg:x1="15.20cm" svg:y1="7.28cm" svg:x2="15.53cm" svg:y2="7.28cm"><text:p/>
</draw:line>
<text:alphabetical-index-mark text:string-value="Robinson, Clarence"/><draw:rect text:anchor-type="paragraph" draw:style-name="CG2-box_shadow" draw:z-index="0" draw:text-style-name="CG2-Normal" svg:width="5.93cm" svg:height="1.59cm" svg:x="8.47cm" svg:y="4.83cm">
</draw:rect>
<draw:rect text:anchor-type="paragraph" draw:style-name="CG2-box" draw:text-style-name="CG2-Normal" draw:z-index="1" svg:width="5.93cm" svg:height="1.59cm" svg:x="8.28cm" svg:y="4.64cm">
<text:p text:style-name="CG2-Normal"><text:span text:style-name="FCG2-Normal">Robinson, Clarence<text:line-break/>b. <text:line-break/>d. </text:span></text:p>
</draw:rect>
<text:alphabetical-index-mark text:string-value="Garner, Elizabeth (1883 -  )"/><draw:rect text:anchor-type="paragraph" draw:style-name="CG2b-box_shadow" draw:z-index="0" draw:text-style-name="CG2-Bold" svg:width="6.42cm" svg:height="1.59cm" svg:x="7.97cm" svg:y="7.00cm">
</draw:rect>
<draw:rect text:anchor-type="paragraph" draw:style-name="CG2b-box" draw:text-style-name="CG2-Bold" draw:z-index="1" svg:width="6.42cm" svg:height="1.59cm" svg:x="7.78cm" svg:y="6.81cm">
<text:p text:style-name="CG2-Bold"><text:span text:style-name="FCG2-Bold">Garner, Elizabeth<text:line-break/>b. 1883<text:line-break/>d. </text:span></text:p>
</draw:rect>
<draw:line text:anchor-type="paragraph" draw:z-index="3" draw:style-name="CG2-line" svg:x1="7.45cm" svg:y1="0.00cm" svg:x2="7.45cm" svg:y2="7.61cm"><text:p/>
</draw:line>
<draw:line text:anchor-type="paragraph" draw:z-index="3" draw:style-name="CG2-line" svg:x1="7.45cm" svg:y1="2.42cm" svg:x2="7.78cm" svg:y2="2.42cm"><text:p/>
</draw:line>
<draw:line text:anchor-type="paragraph" draw:z-index="3" draw:style-name="CG2-line" svg:x1="7.45cm" svg:y1="7.61cm" svg:x2="7.78cm" svg:y2="7.61cm"><text:p/>
</draw:line>
</text:p>
      <text:p text:style-name="docgen_page_break">
<text:alphabetical-index-mark text:string-value="Garner, Bernadette (1957-08-31 -  )"/><draw:rect text:anchor-type="paragraph" draw:style-name="CG2b-box_shadow" draw:z-index="0" draw:text-style-name="CG2-Bold" svg:width="6.42cm" svg:height="1.11cm" svg:x="7.97cm" svg:y="0.23cm">
</draw:rect>
<draw:rect text:anchor-type="paragraph" draw:style-name="CG2b-box" draw:text-style-name="CG2-Bold" draw:z-index="1" svg:width="6.42cm" svg:height="1.11cm" svg:x="7.78cm" svg:y="0.04cm">
<text:p text:style-name="CG2-Bold"><text:span text:style-name="FCG2-Bold">Garner, Bernadette<text:line-break/>b. 1957-08-31</text:span></text:p>
</draw:rect>
<draw:rect text:anchor-type="paragraph" draw:style-name="CG2-fam-box" draw:text-style-name="CG2-Normal" draw:z-index="1" svg:width="5.93cm" svg:height="0.63cm" svg:x="8.28cm" svg:y="1.54cm">
<text:p text:style-name="CG2-Normal"><text:span text:style-name="FCG2-Normal">m. </text:span></text:p>
</draw:rect>
<text:alphabetical-index-mark text:string-value="Robinson, Robert"/><draw:rect text:anchor-type="paragraph" draw:style-name="CG2b-box_shadow" draw:z-index="0" draw:text-style-name="CG2-Bold" svg:width="6.42cm" svg:height="1.11cm" svg:x="0.23cm" svg:y="1.82cm">
</draw:rect>
<draw:rect text:anchor-type="paragraph" draw:style-name="CG2b-box" draw:text-style-name="CG2-Bold" draw:z-index="1" svg:width="6.42cm" svg:height="1.11cm" svg:x="0.04cm" svg:y="1.63cm">
<text:p text:style-name="CG2-Bold"><text:span text:style-name="FCG2-Bold">Robinson, Robert<text:line-break/>b. </text:span></text:p>
</draw:rect>
<draw:line text:anchor-type="paragraph" draw:z-index="3" draw:style-name="CG2-line" svg:x1="0.00cm" svg:y1="2.19cm" svg:x2="0.04cm" svg:y2="2.19cm"><text:p/>
</draw:line>
<text:alphabetical-index-mark text:string-value="Beck, Jack"/><draw:rect text:anchor-type="paragraph" draw:style-name="CG2-box_shadow" draw:z-index="0" draw:text-style-name="CG2-Normal" svg:width="5.93cm" svg:height="1.11cm" svg:x="8.47cm" svg:y="2.76cm">
</draw:rect>
<draw:rect text:anchor-type="paragraph" draw:style-name="CG2-box" draw:text-style-name="CG2-Normal" draw:z-index="1" svg:width="5.93cm" svg:height="1.11cm" svg:x="8.28cm" svg:y="2.57cm">
<text:p text:style-name="CG2-Normal"><text:span text:style-name="FCG2-Normal">Beck, Jack<text:line-break/>b. </text:span></text:p>
</draw:rect>
<text:alphabetical-index-mark text:string-value="Robinson, Luther"/><draw:rect text:anchor-type="paragraph" draw:style-name="CG2b-box_shadow" draw:z-index="0" draw:text-style-name="CG2-Bold" svg:width="6.42cm" svg:height="1.11cm" svg:x="0.23cm" svg:y="3.52cm">
</draw:rect>
<draw:rect text:anchor-type="paragraph" draw:style-name="CG2b-box" draw:text-style-name="CG2-Bold" draw:z-index="1" svg:width="6.42cm" svg:height="1.11cm" svg:x="0.04cm" svg:y="3.33cm">
<text:p text:style-name="CG2-Bold"><text:span text:style-name="FCG2-Bold">Robinson, Luther<text:line-break/>b. </text:span></text:p>
</draw:rect>
<draw:line text:anchor-type="paragraph" draw:z-index="3" draw:style-name="CG2-line" svg:x1="0.00cm" svg:y1="3.88cm" svg:x2="0.04cm" svg:y2="3.88cm"><text:p/>
</draw:line>
<text:alphabetical-index-mark text:string-value="Garner, Louella Marie ( -  )"/><draw:rect text:anchor-type="paragraph" draw:style-name="CG2b-box_shadow" draw:z-index="0" draw:text-style-name="CG2-Bold" svg:width="6.42cm" svg:height="1.11cm" svg:x="7.97cm" svg:y="4.46cm">
</draw:rect>
<draw:rect text:anchor-type="paragraph" draw:style-name="CG2b-box" draw:text-style-name="CG2-Bold" draw:z-index="1" svg:width="6.42cm" svg:height="1.11cm" svg:x="7.78cm" svg:y="4.27cm">
<text:p text:style-name="CG2-Bold"><text:span text:style-name="FCG2-Bold">Garner, Louella Marie<text:line-break/>b. </text:span></text:p>
</draw:rect>
<text:alphabetical-index-mark text:string-value="Robinson, Albert Raymond"/><draw:rect text:anchor-type="paragraph" draw:style-name="CG2b-box_shadow" draw:z-index="0" draw:text-style-name="CG2-Bold" svg:width="6.42cm" svg:height="1.11cm" svg:x="0.23cm" svg:y="5.22cm">
</draw:rect>
<draw:rect text:anchor-type="paragraph" draw:style-name="CG2b-box" draw:text-style-name="CG2-Bold" draw:z-index="1" svg:width="6.42cm" svg:height="1.11cm" svg:x="0.04cm" svg:y="5.03cm">
<text:p text:style-name="CG2-Bold"><text:span text:style-name="FCG2-Bold">Robinson, Albert Raymond<text:line-break/>b. </text:span></text:p>
</draw:rect>
<draw:line text:anchor-type="paragraph" draw:z-index="3" draw:style-name="CG2-line" svg:x1="0.00cm" svg:y1="5.58cm" svg:x2="0.04cm" svg:y2="5.58cm"><text:p/>
</draw:line>
<draw:rect text:anchor-type="paragraph" draw:style-name="CG2-fam-box" draw:text-style-name="CG2-Normal" draw:z-index="1" svg:width="5.93cm" svg:height="0.63cm" svg:x="8.28cm" svg:y="5.77cm">
<text:p text:style-name="CG2-Normal"><text:span text:style-name="FCG2-Normal">m. </text:span></text:p>
</draw:rect>
<draw:line text:anchor-type="paragraph" draw:z-index="3" draw:style-name="CG2-line" svg:x1="14.20cm" svg:y1="6.08cm" svg:x2="15.20cm" svg:y2="6.08cm"><text:p/>
</draw:line>
<draw:line text:anchor-type="paragraph" draw:z-index="3" draw:style-name="CG2-line" svg:x1="15.20cm" svg:y1="4.82cm" svg:x2="15.20cm" svg:y2="8.22cm"><text:p/>
</draw:line>
<draw:line text:anchor-type="paragraph" draw:z-index="3" draw:style-name="CG2-line" svg:x1="15.20cm" svg:y1="4.82cm" svg:x2="15.53cm" svg:y2="4.82cm"><text:p/>
</draw:line>
<draw:line text:anchor-type="paragraph" draw:z-index="3" draw:style-name="CG2-line" svg:x1="15.20cm" svg:y1="6.52cm" svg:x2="15.53cm" svg:y2="6.52cm"><text:p/>
</draw:line>
<draw:line text:anchor-type="paragraph" draw:z-index="3" draw:style-name="CG2-line" svg:x1="15.20cm" svg:y1="8.22cm" svg:x2="15.53cm" svg:y2="8.22cm"><text:p/>
</draw:line>
<text:alphabetical-index-mark text:string-value="Robinson, Hugh Martin"/><draw:rect text:anchor-type="paragraph" draw:style-name="CG2b-box_shadow" draw:z-index="0" draw:text-style-name="CG2-Bold" svg:width="6.42cm" svg:height="1.11cm" svg:x="0.23cm" svg:y="6.92cm">
</draw:rect>
<draw:rect text:anchor-type="paragraph" draw:style-name="CG2b-box" draw:text-style-name="CG2-Bold" draw:z-index="1" svg:width="6.42cm" svg:height="1.11cm" svg:x="0.04cm" svg:y="6.73cm">
<text:p text:style-name="CG2-Bold"><text:span text:style-name="FCG2-Bold">Robinson, Hugh Martin<text:line-break/>b. </text:span></text:p>
</draw:rect>
<draw:line text:anchor-type="paragraph" draw:z-index="3" draw:style-name="CG2-line" svg:x1="0.00cm" svg:y1="7.28cm" svg:x2="0.04cm" svg:y2="7.28cm"><text:p/>
</draw:line>
<text:alphabetical-index-mark text:string-value="Hill, "/><draw:rect text:anchor-type="paragraph" draw:style-name="CG2-box_shadow" draw:z-index="0" draw:text-style-name="CG2-Normal" svg:width="5.93cm" svg:height="1.11cm" svg:x="8.47cm" svg:y="6.99cm">
</draw:rect>
<draw:rect text:anchor-type="paragraph" draw:style-name="CG2-box" draw:text-style-name="CG2-Normal" draw:z-index="1" svg:width="5.93cm" svg:height="1.11cm" svg:x="8.28cm" svg:y="6.80cm">
<text:p text:style-name="CG2-Normal"><text:span text:style-name="FCG2-Normal">Hill<text:line-break/>b. </text:span></text:p>
</draw:rect>
<draw:rect text:anchor-type="paragraph" draw:style-name="CG2-fam-box" draw:text-style-name="CG2-Normal" draw:z-index="1" svg:width="5.93cm" svg:height="0.63cm" svg:x="8.28cm" svg:y="8.30cm">
<text:p text:style-name="CG2-Normal"><text:span text:style-name="FCG2-Normal">m. </text:span></text:p>
</draw:rect>
<text:alphabetical-index-mark text:string-value="Coleman, "/><draw:rect text:anchor-type="paragraph" draw:style-name="CG2-box_shadow" draw:z-index="0" draw:text-style-name="CG2-Normal" svg:width="5.93cm" svg:height="1.11cm" svg:x="8.47cm" svg:y="9.52cm">
</draw:rect>
<draw:rect text:anchor-type="paragraph" draw:style-name="CG2-box" draw:text-style-name="CG2-Normal" draw:z-index="1" svg:width="5.93cm" svg:height="1.11cm" svg:x="8.28cm" svg:y="9.33cm">
<text:p text:style-name="CG2-Normal"><text:span text:style-name="FCG2-Normal">Coleman<text:line-break/>b. </text:span></text:p>
</draw:rect>
<text:alphabetical-index-mark text:string-value="Garner, Cecilia (1960-07-14 -  )"/><draw:rect text:anchor-type="paragraph" draw:style-name="CG2b-box_shadow" draw:z-index="0" draw:text-style-name="CG2-Bold" svg:width="6.42cm" svg:height="1.11cm" svg:x="7.97cm" svg:y="11.22cm">
</draw:rect>
<draw:rect text:anchor-type="paragraph" draw:style-name="CG2b-box" draw:text-style-name="CG2-Bold" draw:z-index="1" svg:width="6.42cm" svg:height="1.11cm" svg:x="7.78cm" svg:y="11.03cm">
<text:p text:style-name="CG2-Bold"><text:span text:style-name="FCG2-Bold">Garner, Cecilia<text:line-break/>b. 1960-07-14</text:span></text:p>
</draw:rect>
<draw:rect text:anchor-type="paragraph" draw:style-name="CG2-fam-box" draw:text-style-name="CG2-Normal" draw:z-index="1" svg:width="5.93cm" svg:height="0.63cm" svg:x="8.28cm" svg:y="12.53cm">
<text:p text:style-name="CG2-Normal"><text:span text:style-name="FCG2-Normal">m. </text:span></text:p>
</draw:rect>
<text:alphabetical-index-mark text:string-value="Горбунов, Matt"/><draw:rect text:anchor-type="paragraph" draw:style-name="CG2-box_shadow" draw:z-index="0" draw:text-style-name="CG2-Normal" svg:width="5.93cm" svg:height="1.11cm" svg:x="8.47cm" svg:y="13.75cm">
</draw:rect>
<draw:rect text:anchor-type="paragraph" draw:style-name="CG2-box" draw:text-style-name="CG2-Normal" draw:z-index="1" svg:width="5.93cm" svg:height="1.11cm" svg:x="8.28cm" svg:y="13.56cm">
<text:p text:style-name="CG2-Normal"><text:span text:style-name="FCG2-Normal">Горбунов, Matt<text:line-break/>b. </text:span></text:p>
</draw:rect>
<text:alphabetical-index-mark text:string-value="Garner, Mark Gerard (1962-10-16 -  )"/><draw:rect text:anchor-type="paragraph" draw:style-name="CG2b-box_shadow" draw:z-index="0" draw:text-style-name="CG2-Bold" svg:width="6.42cm" svg:height="1.11cm" svg:x="7.97cm" svg:y="15.45cm">
</draw:rect>
<draw:rect text:anchor-type="paragraph" draw:style-name="CG2b-box" draw:text-style-name="CG2-Bold" draw:z-index="1" svg:width="6.42cm" svg:height="1.11cm" svg:x="7.78cm" svg:y="15.26cm">
<text:p text:style-name="CG2-Bold"><text:span text:style-name="FCG2-Bold">Garner, Mark Gerard<text:line-break/>b. 1962-10-16</text:span></text:p>
</draw:rect>
<draw:rect text:anchor-type="paragraph" draw:style-name="CG2-fam-box" draw:text-style-name="CG2-Normal" draw:z-index="1" svg:width="5.93cm" svg:height="0.63cm" svg:x="8.28cm" svg:y="16.76cm">
<text:p text:style-name="CG2-Normal"><text:span text:style-name="FCG2-Normal">m. 1991-12-02</text:span></text:p>
</draw:rect>
<text:alphabetical-index-mark text:string-value="Gibbs, Lori"/><draw:rect text:anchor-type="paragraph" draw:style-name="CG2-box_shadow" draw:z-index="0" draw:text-style-name="CG2-Normal" svg:width="5.93cm" svg:height="1.11cm" svg:x="8.47cm" svg:y="17.98cm">
</draw:rect>
<draw:rect text:anchor-type="paragraph" draw:style-name="CG2-box" draw:text-style-name="CG2-Normal" draw:z-index="1" svg:width="5.93cm" svg:height="1.11cm" svg:x="8.28cm" svg:y="17.79cm">
<text:p text:style-name="CG2-Normal"><text:span text:style-name="FCG2-Normal">Gibbs, Lori<text:line-break/>b. </text:span></text:p>
</draw:rect>
<text:alphabetical-index-mark text:string-value="Garner, John Joseph (1961-08-15 -  )"/><draw:rect text:anchor-type="paragraph" draw:style-name="CG2b-box_shadow" draw:z-index="0" draw:text-style-name="CG2-Bold" svg:width="6.42cm" svg:height="1.11cm" svg:x="7.97cm" svg:y="19.68cm">
</draw:rect>
<draw:rect text:anchor-type="paragraph" draw:style-name="CG2b-box" draw:text-style-name="CG2-Bold" draw:z-index="1" svg:width="6.42cm" svg:height="1.11cm" svg:x="7.78cm" svg:y="19.49cm">
<text:p text:style-name="CG2-Bold"><text:span text:style-name="FCG2-Bold">Garner, John Joseph<text:line-break/>b. 1961-08-15</text:span></text:p>
</draw:rect>
<draw:rect text:anchor-type="paragraph" draw:style-name="CG2-fam-box" draw:text-style-name="CG2-Normal" draw:z-index="1" svg:width="5.93cm" svg:height="0.63cm" svg:x="8.28cm" svg:y="20.99cm">
<text:p text:style-name="CG2-Normal"><text:span text:style-name="FCG2-Normal">m. 1994-03-04</text:span></text:p>
</draw:rect>
<draw:line text:anchor-type="paragraph" draw:z-index="3" draw:style-name="CG2-line" svg:x1="7.45cm" svg:y1="0.00cm" svg:x2="7.45cm" svg:y2="22.86cm"><text:p/>
</draw:line>
<draw:line text:anchor-type="paragraph" draw:z-index="3" draw:style-name="CG2-line" svg:x1="7.45cm" svg:y1="0.59cm" svg:x2="7.78cm" svg:y2="0.59cm"><text:p/>
</draw:line>
<draw:line text:anchor-type="paragraph" draw:z-index="3" draw:style-name="CG2-line" svg:x1="7.45cm" svg:y1="4.82cm" svg:x2="7.78cm" svg:y2="4.82cm"><text:p/>
</draw:line>
<draw:line text:anchor-type="paragraph" draw:z-index="3" draw:style-name="CG2-line" svg:x1="7.45cm" svg:y1="11.58cm" svg:x2="7.78cm" svg:y2="11.58cm"><text:p/>
</draw:line>
<draw:line text:anchor-type="paragraph" draw:z-index="3" draw:style-name="CG2-line" svg:x1="7.45cm" svg:y1="15.82cm" svg:x2="7.78cm" svg:y2="15.82cm"><text:p/>
</draw:line>
<draw:line text:anchor-type="paragraph" draw:z-index="3" draw:style-name="CG2-line" svg:x1="7.45cm" svg:y1="20.05cm" svg:x2="7.78cm" svg:y2="20.05cm"><text:p/>
</draw:line>
</text:p>
      <text:p text:style-name="docgen_page_break">
<text:alphabetical-index-mark text:string-value="Hill, Jo Lynn (1977-03-12 -  )"/><draw:rect text:anchor-type="paragraph" draw:style-name="CG2b-box_shadow" draw:z-index="0" draw:text-style-name="CG2-Bold" svg:width="6.42cm" svg:height="1.11cm" svg:x="0.23cm" svg:y="4.46cm">
</draw:rect>
<draw:rect text:anchor-type="paragraph" draw:style-name="CG2b-box" draw:text-style-name="CG2-Bold" draw:z-index="1" svg:width="6.42cm" svg:height="1.11cm" svg:x="0.04cm" svg:y="4.27cm">
<text:p text:style-name="CG2-Bold"><text:span text:style-name="FCG2-Bold">Hill, Jo Lynn<text:line-break/>b. 1977-03-12</text:span></text:p>
</draw:rect>
<draw:line text:anchor-type="paragraph" draw:z-index="3" draw:style-name="CG2-line" svg:x1="0.00cm" svg:y1="4.82cm" svg:x2="0.04cm" svg:y2="4.82cm"><text:p/>
</draw:line>
<text:alphabetical-index-mark text:string-value="Hill, Leigh Ann (1979-01-23 -  )"/><draw:rect text:anchor-type="paragraph" draw:style-name="CG2b-box_shadow" draw:z-index="0" draw:text-style-name="CG2-Bold" svg:width="6.42cm" svg:height="1.11cm" svg:x="0.23cm" svg:y="6.16cm">
</draw:rect>
<draw:rect text:anchor-type="paragraph" draw:style-name="CG2b-box" draw:text-style-name="CG2-Bold" draw:z-index="1" svg:width="6.42cm" svg:height="1.11cm" svg:x="0.04cm" svg:y="5.96cm">
<text:p text:style-name="CG2-Bold"><text:span text:style-name="FCG2-Bold">Hill, Leigh Ann<text:line-break/>b. 1979-01-23</text:span></text:p>
</draw:rect>
<draw:line text:anchor-type="paragraph" draw:z-index="3" draw:style-name="CG2-line" svg:x1="0.00cm" svg:y1="6.52cm" svg:x2="0.04cm" svg:y2="6.52cm"><text:p/>
</draw:line>
<text:alphabetical-index-mark text:string-value="Hill, Sean Michael (1980-05-10 -  )"/><draw:rect text:anchor-type="paragraph" draw:style-name="CG2b-box_shadow" draw:z-index="0" draw:text-style-name="CG2-Bold" svg:width="6.42cm" svg:height="1.11cm" svg:x="0.23cm" svg:y="7.85cm">
</draw:rect>
<draw:rect text:anchor-type="paragraph" draw:style-name="CG2b-box" draw:text-style-name="CG2-Bold" draw:z-index="1" svg:width="6.42cm" svg:height="1.11cm" svg:x="0.04cm" svg:y="7.66cm">
<text:p text:style-name="CG2-Bold"><text:span text:style-name="FCG2-Bold">Hill, Sean Michael<text:line-break/>b. 1980-05-10</text:span></text:p>
</draw:rect>
<draw:line text:anchor-type="paragraph" draw:z-index="3" draw:style-name="CG2-line" svg:x1="0.00cm" svg:y1="8.22cm" svg:x2="0.04cm" svg:y2="8.22cm"><text:p/>
</draw:line>
</text:p>
      <text:p text:style-name="docgen_page_break">
</text:p>
      <text:p text:style-name="docgen_page_break">
<text:alphabetical-index-mark text:string-value="Crawford, Lori"/><draw:rect text:anchor-type="paragraph" draw:style-name="CG2-box_shadow" draw:z-index="0" draw:text-style-name="CG2-Normal" svg:width="5.93cm" svg:height="1.11cm" svg:x="8.47cm" svg:y="0.23cm">
</draw:rect>
<draw:rect text:anchor-type="paragraph" draw:style-name="CG2-box" draw:text-style-name="CG2-Normal" draw:z-index="1" svg:width="5.93cm" svg:height="1.11cm" svg:x="8.28cm" svg:y="0.04cm">
<text:p text:style-name="CG2-Normal"><text:span text:style-name="FCG2-Normal">Crawford, Lori<text:line-break/>b. </text:span></text:p>
</draw:rect>
<text:alphabetical-index-mark text:string-value="Garner, Margaret Ann (1951-07-18 - 1952-02-10)"/><draw:rect text:anchor-type="paragraph" draw:style-name="CG2b-box_shadow" draw:z-index="0" draw:text-style-name="CG2-Bold" svg:width="6.42cm" svg:height="1.59cm" svg:x="7.97cm" svg:y="1.92cm">
</draw:rect>
<draw:rect text:anchor-type="paragraph" draw:style-name="CG2b-box" draw:text-style-name="CG2-Bold" draw:z-index="1" svg:width="6.42cm" svg:height="1.59cm" svg:x="7.78cm" svg:y="1.73cm">
<text:p text:style-name="CG2-Bold"><text:span text:style-name="FCG2-Bold">Garner, Margaret Ann<text:line-break/>b. 1951-07-18<text:line-break/>d. 1952-02-10</text:span></text:p>
</draw:rect>
<draw:line text:anchor-type="paragraph" draw:z-index="3" draw:style-name="CG2-line" svg:x1="7.45cm" svg:y1="0.00cm" svg:x2="7.45cm" svg:y2="2.53cm"><text:p/>
</draw:line>
<draw:line text:anchor-type="paragraph" draw:z-index="3" draw:style-name="CG2-line" svg:x1="7.45cm" svg:y1="2.53cm" svg:x2="7.78cm" svg:y2="2.53cm"><text:p/>
</draw:line>
</text:p>
      <text:p text:style-name="docgen_page_break"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CG2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16pt"/>
    </style:style>
    <style:style style:name="CG2-Bold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9pt" fo:font-weight="bold"/>
    </style:style>
    <style:style style:name="CG2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9pt"/>
    </style:style>
    <style:style style:name="CG2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9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8:44
</meta:creation-date>
    <dc:creator>
    Alex Roitman,,,
</dc:creator>
    <dc:date>
    2015-08-23T21:48:44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